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K1:Sheet1.K1 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4432160.5" calcext:value-type="float">
            <text:p>24432160,5</text:p>
          </table:table-cell>
          <table:table-cell office:value-type="float" office:value="32786826.75" calcext:value-type="float">
            <text:p>32786826,75</text:p>
          </table:table-cell>
          <table:table-cell office:value-type="float" office:value="126305448.75" calcext:value-type="float">
            <text:p>126305448,75</text:p>
          </table:table-cell>
          <table:table-cell office:value-type="float" office:value="152915865.75" calcext:value-type="float">
            <text:p>15291586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24337427.0449219" calcext:value-type="float">
            <text:p>24337427,0449219</text:p>
          </table:table-cell>
          <table:table-cell table:formula="of:=AVERAGE([.B2:.B257])" office:value-type="float" office:value="30893644.0283203" calcext:value-type="float">
            <text:p>30893644,0283203</text:p>
          </table:table-cell>
          <table:table-cell table:formula="of:=AVERAGE([.C2:.C257])" office:value-type="float" office:value="125701033.825195" calcext:value-type="float">
            <text:p>125701033,825195</text:p>
          </table:table-cell>
          <table:table-cell table:formula="of:=AVERAGE([.D2:.D257])" office:value-type="float" office:value="151208950.262695" calcext:value-type="float">
            <text:p>151208950,262695</text:p>
          </table:table-cell>
        </table:table-row>
        <table:table-row table:style-name="ro1">
          <table:table-cell office:value-type="float" office:value="24440508" calcext:value-type="float">
            <text:p>24440508</text:p>
          </table:table-cell>
          <table:table-cell office:value-type="float" office:value="30848649.75" calcext:value-type="float">
            <text:p>30848649,75</text:p>
          </table:table-cell>
          <table:table-cell office:value-type="float" office:value="125676666" calcext:value-type="float">
            <text:p>125676666</text:p>
          </table:table-cell>
          <table:table-cell office:value-type="float" office:value="150774300" calcext:value-type="float">
            <text:p>150774300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88456.8081796861" calcext:value-type="float">
            <text:p>88456,8081796861</text:p>
          </table:table-cell>
          <table:table-cell table:formula="of:=COM.MICROSOFT.STDEV.P([.B2:.B257])" office:value-type="float" office:value="244908.555265945" calcext:value-type="float">
            <text:p>244908,555265945</text:p>
          </table:table-cell>
          <table:table-cell table:formula="of:=COM.MICROSOFT.STDEV.P([.C2:.C257])" office:value-type="float" office:value="119820.340257312" calcext:value-type="float">
            <text:p>119820,340257312</text:p>
          </table:table-cell>
          <table:table-cell table:formula="of:=COM.MICROSOFT.STDEV.P([.D2:.D257])" office:value-type="float" office:value="263023.676397245" calcext:value-type="float">
            <text:p>263023,676397245</text:p>
          </table:table-cell>
        </table:table-row>
        <table:table-row table:style-name="ro1">
          <table:table-cell office:value-type="float" office:value="24436248.75" calcext:value-type="float">
            <text:p>24436248,75</text:p>
          </table:table-cell>
          <table:table-cell office:value-type="float" office:value="30822331.5" calcext:value-type="float">
            <text:p>30822331,5</text:p>
          </table:table-cell>
          <table:table-cell office:value-type="float" office:value="126041204.25" calcext:value-type="float">
            <text:p>126041204,25</text:p>
          </table:table-cell>
          <table:table-cell office:value-type="float" office:value="150933775.5" calcext:value-type="float">
            <text:p>150933775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363459982916078" calcext:value-type="float">
            <text:p>0,363459982916078</text:p>
          </table:table-cell>
          <table:table-cell table:formula="of:=[.M3] / [.M2] * 100" office:value-type="float" office:value="0.792747385324427" calcext:value-type="float">
            <text:p>0,792747385324427</text:p>
          </table:table-cell>
          <table:table-cell table:formula="of:=[.N3] / [.N2] * 100" office:value-type="float" office:value="0.0953216824166605" calcext:value-type="float">
            <text:p>0,0953216824166605</text:p>
          </table:table-cell>
          <table:table-cell table:formula="of:=[.O3] / [.O2] * 100" office:value-type="float" office:value="0.173947161156991" calcext:value-type="float">
            <text:p>0,173947161156991</text:p>
          </table:table-cell>
        </table:table-row>
        <table:table-row table:style-name="ro1">
          <table:table-cell office:value-type="float" office:value="24466126.5" calcext:value-type="float">
            <text:p>24466126,5</text:p>
          </table:table-cell>
          <table:table-cell office:value-type="float" office:value="30906247.5" calcext:value-type="float">
            <text:p>30906247,5</text:p>
          </table:table-cell>
          <table:table-cell office:value-type="float" office:value="125868892.5" calcext:value-type="float">
            <text:p>125868892,5</text:p>
          </table:table-cell>
          <table:table-cell office:value-type="float" office:value="151070994" calcext:value-type="float">
            <text:p>15107099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14347.9512802636" calcext:value-type="float">
            <text:p>14347,9512802636</text:p>
          </table:table-cell>
          <table:table-cell table:formula="of:=COM.MICROSOFT.CONFIDENCE.T(0.01; [.M3]; 256)" office:value-type="float" office:value="39724.8791968339" calcext:value-type="float">
            <text:p>39724,8791968339</text:p>
          </table:table-cell>
          <table:table-cell table:formula="of:=COM.MICROSOFT.CONFIDENCE.T(0.01; [.N3]; 256)" office:value-type="float" office:value="19435.2073037079" calcext:value-type="float">
            <text:p>19435,2073037079</text:p>
          </table:table-cell>
          <table:table-cell table:formula="of:=COM.MICROSOFT.CONFIDENCE.T(0.01; [.O3]; 256)" office:value-type="float" office:value="42663.2044741827" calcext:value-type="float">
            <text:p>42663,2044741827</text:p>
          </table:table-cell>
        </table:table-row>
        <table:table-row table:style-name="ro1">
          <table:table-cell office:value-type="float" office:value="24594061.5" calcext:value-type="float">
            <text:p>24594061,5</text:p>
          </table:table-cell>
          <table:table-cell office:value-type="float" office:value="30456083.25" calcext:value-type="float">
            <text:p>30456083,25</text:p>
          </table:table-cell>
          <table:table-cell office:value-type="float" office:value="126104591.25" calcext:value-type="float">
            <text:p>126104591,25</text:p>
          </table:table-cell>
          <table:table-cell office:value-type="float" office:value="151657827.75" calcext:value-type="float">
            <text:p>15165782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27871" calcext:value-type="float">
            <text:p>24527871</text:p>
          </table:table-cell>
          <table:table-cell office:value-type="float" office:value="30910644" calcext:value-type="float">
            <text:p>30910644</text:p>
          </table:table-cell>
          <table:table-cell office:value-type="float" office:value="125777868.75" calcext:value-type="float">
            <text:p>125777868,75</text:p>
          </table:table-cell>
          <table:table-cell office:value-type="float" office:value="151551411.75" calcext:value-type="float">
            <text:p>15155141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30710.5" calcext:value-type="float">
            <text:p>24530710,5</text:p>
          </table:table-cell>
          <table:table-cell office:value-type="float" office:value="30834976.5" calcext:value-type="float">
            <text:p>30834976,5</text:p>
          </table:table-cell>
          <table:table-cell office:value-type="float" office:value="125934581.25" calcext:value-type="float">
            <text:p>125934581,25</text:p>
          </table:table-cell>
          <table:table-cell office:value-type="float" office:value="150966321.75" calcext:value-type="float">
            <text:p>15096632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5.16492699056384" calcext:value-type="float">
            <text:p>5,16492699056384</text:p>
          </table:table-cell>
          <table:table-cell table:number-columns-repeated="3"/>
        </table:table-row>
        <table:table-row table:style-name="ro1">
          <table:table-cell office:value-type="float" office:value="24505929" calcext:value-type="float">
            <text:p>24505929</text:p>
          </table:table-cell>
          <table:table-cell office:value-type="float" office:value="30880703.25" calcext:value-type="float">
            <text:p>30880703,25</text:p>
          </table:table-cell>
          <table:table-cell office:value-type="float" office:value="126026754.75" calcext:value-type="float">
            <text:p>126026754,75</text:p>
          </table:table-cell>
          <table:table-cell office:value-type="float" office:value="151108202.25" calcext:value-type="float">
            <text:p>15110820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4.89450030964562" calcext:value-type="float">
            <text:p>4,89450030964562</text:p>
          </table:table-cell>
          <table:table-cell table:number-columns-repeated="3"/>
        </table:table-row>
        <table:table-row table:style-name="ro1">
          <table:table-cell office:value-type="float" office:value="24575825.25" calcext:value-type="float">
            <text:p>24575825,25</text:p>
          </table:table-cell>
          <table:table-cell office:value-type="float" office:value="30419622" calcext:value-type="float">
            <text:p>30419622</text:p>
          </table:table-cell>
          <table:table-cell office:value-type="float" office:value="125591026.5" calcext:value-type="float">
            <text:p>125591026,5</text:p>
          </table:table-cell>
          <table:table-cell office:value-type="float" office:value="150688917" calcext:value-type="float">
            <text:p>150688917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85716.25" calcext:value-type="float">
            <text:p>24585716,25</text:p>
          </table:table-cell>
          <table:table-cell office:value-type="float" office:value="30843864" calcext:value-type="float">
            <text:p>30843864</text:p>
          </table:table-cell>
          <table:table-cell office:value-type="float" office:value="125802121.5" calcext:value-type="float">
            <text:p>125802121,5</text:p>
          </table:table-cell>
          <table:table-cell office:value-type="float" office:value="150913046.25" calcext:value-type="float">
            <text:p>150913046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83538.25" calcext:value-type="float">
            <text:p>24583538,25</text:p>
          </table:table-cell>
          <table:table-cell office:value-type="float" office:value="30834015.75" calcext:value-type="float">
            <text:p>30834015,75</text:p>
          </table:table-cell>
          <table:table-cell office:value-type="float" office:value="125918921.25" calcext:value-type="float">
            <text:p>125918921,25</text:p>
          </table:table-cell>
          <table:table-cell office:value-type="float" office:value="150853367.25" calcext:value-type="float">
            <text:p>15085336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37044.25" calcext:value-type="float">
            <text:p>24537044,25</text:p>
          </table:table-cell>
          <table:table-cell office:value-type="float" office:value="30853856.25" calcext:value-type="float">
            <text:p>30853856,25</text:p>
          </table:table-cell>
          <table:table-cell office:value-type="float" office:value="125637234.75" calcext:value-type="float">
            <text:p>125637234,75</text:p>
          </table:table-cell>
          <table:table-cell office:value-type="float" office:value="151211866.5" calcext:value-type="float">
            <text:p>15121186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10856.5" calcext:value-type="float">
            <text:p>24510856,5</text:p>
          </table:table-cell>
          <table:table-cell office:value-type="float" office:value="30419943.75" calcext:value-type="float">
            <text:p>30419943,75</text:p>
          </table:table-cell>
          <table:table-cell office:value-type="float" office:value="125798251.5" calcext:value-type="float">
            <text:p>125798251,5</text:p>
          </table:table-cell>
          <table:table-cell office:value-type="float" office:value="150741445.5" calcext:value-type="float">
            <text:p>150741445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17359" calcext:value-type="float">
            <text:p>24517359</text:p>
          </table:table-cell>
          <table:table-cell office:value-type="float" office:value="30970361.25" calcext:value-type="float">
            <text:p>30970361,25</text:p>
          </table:table-cell>
          <table:table-cell office:value-type="float" office:value="125704608.75" calcext:value-type="float">
            <text:p>125704608,75</text:p>
          </table:table-cell>
          <table:table-cell office:value-type="float" office:value="151148927.25" calcext:value-type="float">
            <text:p>15114892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88514" calcext:value-type="float">
            <text:p>24488514</text:p>
          </table:table-cell>
          <table:table-cell office:value-type="float" office:value="30977311.5" calcext:value-type="float">
            <text:p>30977311,5</text:p>
          </table:table-cell>
          <table:table-cell office:value-type="float" office:value="125781077.25" calcext:value-type="float">
            <text:p>125781077,25</text:p>
          </table:table-cell>
          <table:table-cell office:value-type="float" office:value="151065110.25" calcext:value-type="float">
            <text:p>151065110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85319" calcext:value-type="float">
            <text:p>24485319</text:p>
          </table:table-cell>
          <table:table-cell office:value-type="float" office:value="31024374.75" calcext:value-type="float">
            <text:p>31024374,75</text:p>
          </table:table-cell>
          <table:table-cell office:value-type="float" office:value="125863452" calcext:value-type="float">
            <text:p>125863452</text:p>
          </table:table-cell>
          <table:table-cell office:value-type="float" office:value="151083735.75" calcext:value-type="float">
            <text:p>15108373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15427.25" calcext:value-type="float">
            <text:p>24415427,25</text:p>
          </table:table-cell>
          <table:table-cell office:value-type="float" office:value="30977167.5" calcext:value-type="float">
            <text:p>30977167,5</text:p>
          </table:table-cell>
          <table:table-cell office:value-type="float" office:value="125716072.5" calcext:value-type="float">
            <text:p>125716072,5</text:p>
          </table:table-cell>
          <table:table-cell office:value-type="float" office:value="151173463.5" calcext:value-type="float">
            <text:p>151173463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88039.25" calcext:value-type="float">
            <text:p>24488039,25</text:p>
          </table:table-cell>
          <table:table-cell office:value-type="float" office:value="30527554.5" calcext:value-type="float">
            <text:p>30527554,5</text:p>
          </table:table-cell>
          <table:table-cell office:value-type="float" office:value="125755260.75" calcext:value-type="float">
            <text:p>125755260,75</text:p>
          </table:table-cell>
          <table:table-cell office:value-type="float" office:value="150977254.5" calcext:value-type="float">
            <text:p>150977254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06057.25" calcext:value-type="float">
            <text:p>24506057,25</text:p>
          </table:table-cell>
          <table:table-cell office:value-type="float" office:value="30960699.75" calcext:value-type="float">
            <text:p>30960699,75</text:p>
          </table:table-cell>
          <table:table-cell office:value-type="float" office:value="125700232.5" calcext:value-type="float">
            <text:p>125700232,5</text:p>
          </table:table-cell>
          <table:table-cell office:value-type="float" office:value="151146967.5" calcext:value-type="float">
            <text:p>15114696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95081.75" calcext:value-type="float">
            <text:p>24495081,75</text:p>
          </table:table-cell>
          <table:table-cell office:value-type="float" office:value="30810876.75" calcext:value-type="float">
            <text:p>30810876,75</text:p>
          </table:table-cell>
          <table:table-cell office:value-type="float" office:value="125772682.5" calcext:value-type="float">
            <text:p>125772682,5</text:p>
          </table:table-cell>
          <table:table-cell office:value-type="float" office:value="151140462.75" calcext:value-type="float">
            <text:p>15114046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03667.75" calcext:value-type="float">
            <text:p>24503667,75</text:p>
          </table:table-cell>
          <table:table-cell office:value-type="float" office:value="30868128" calcext:value-type="float">
            <text:p>30868128</text:p>
          </table:table-cell>
          <table:table-cell office:value-type="float" office:value="125940357" calcext:value-type="float">
            <text:p>125940357</text:p>
          </table:table-cell>
          <table:table-cell office:value-type="float" office:value="151266251.25" calcext:value-type="float">
            <text:p>151266251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92399.75" calcext:value-type="float">
            <text:p>24492399,75</text:p>
          </table:table-cell>
          <table:table-cell office:value-type="float" office:value="30492436.5" calcext:value-type="float">
            <text:p>30492436,5</text:p>
          </table:table-cell>
          <table:table-cell office:value-type="float" office:value="125771429.25" calcext:value-type="float">
            <text:p>125771429,25</text:p>
          </table:table-cell>
          <table:table-cell office:value-type="float" office:value="150757881.75" calcext:value-type="float">
            <text:p>15075788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07884.25" calcext:value-type="float">
            <text:p>24507884,25</text:p>
          </table:table-cell>
          <table:table-cell office:value-type="float" office:value="30951612" calcext:value-type="float">
            <text:p>30951612</text:p>
          </table:table-cell>
          <table:table-cell office:value-type="float" office:value="125838105.75" calcext:value-type="float">
            <text:p>125838105,75</text:p>
          </table:table-cell>
          <table:table-cell office:value-type="float" office:value="151082424" calcext:value-type="float">
            <text:p>15108242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04363" calcext:value-type="float">
            <text:p>24504363</text:p>
          </table:table-cell>
          <table:table-cell office:value-type="float" office:value="30961095.75" calcext:value-type="float">
            <text:p>30961095,75</text:p>
          </table:table-cell>
          <table:table-cell office:value-type="float" office:value="125540334" calcext:value-type="float">
            <text:p>125540334</text:p>
          </table:table-cell>
          <table:table-cell office:value-type="float" office:value="151116925.5" calcext:value-type="float">
            <text:p>151116925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02479.75" calcext:value-type="float">
            <text:p>24502479,75</text:p>
          </table:table-cell>
          <table:table-cell office:value-type="float" office:value="30955225.5" calcext:value-type="float">
            <text:p>30955225,5</text:p>
          </table:table-cell>
          <table:table-cell office:value-type="float" office:value="125748144" calcext:value-type="float">
            <text:p>125748144</text:p>
          </table:table-cell>
          <table:table-cell office:value-type="float" office:value="151110306" calcext:value-type="float">
            <text:p>15111030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99858.5" calcext:value-type="float">
            <text:p>24499858,5</text:p>
          </table:table-cell>
          <table:table-cell office:value-type="float" office:value="30536230.5" calcext:value-type="float">
            <text:p>30536230,5</text:p>
          </table:table-cell>
          <table:table-cell office:value-type="float" office:value="125745248.25" calcext:value-type="float">
            <text:p>125745248,25</text:p>
          </table:table-cell>
          <table:table-cell office:value-type="float" office:value="150554034" calcext:value-type="float">
            <text:p>15055403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20217.5" calcext:value-type="float">
            <text:p>24420217,5</text:p>
          </table:table-cell>
          <table:table-cell office:value-type="float" office:value="30889138.5" calcext:value-type="float">
            <text:p>30889138,5</text:p>
          </table:table-cell>
          <table:table-cell office:value-type="float" office:value="125928087.75" calcext:value-type="float">
            <text:p>125928087,75</text:p>
          </table:table-cell>
          <table:table-cell office:value-type="float" office:value="151112943" calcext:value-type="float">
            <text:p>151112943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61490.25" calcext:value-type="float">
            <text:p>24361490,25</text:p>
          </table:table-cell>
          <table:table-cell office:value-type="float" office:value="30896723.25" calcext:value-type="float">
            <text:p>30896723,25</text:p>
          </table:table-cell>
          <table:table-cell office:value-type="float" office:value="125502336" calcext:value-type="float">
            <text:p>125502336</text:p>
          </table:table-cell>
          <table:table-cell office:value-type="float" office:value="151184128.5" calcext:value-type="float">
            <text:p>15118412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57160" calcext:value-type="float">
            <text:p>24257160</text:p>
          </table:table-cell>
          <table:table-cell office:value-type="float" office:value="30900325.5" calcext:value-type="float">
            <text:p>30900325,5</text:p>
          </table:table-cell>
          <table:table-cell office:value-type="float" office:value="125664090.75" calcext:value-type="float">
            <text:p>125664090,75</text:p>
          </table:table-cell>
          <table:table-cell office:value-type="float" office:value="151153548.75" calcext:value-type="float">
            <text:p>15115354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9015.75" calcext:value-type="float">
            <text:p>24309015,75</text:p>
          </table:table-cell>
          <table:table-cell office:value-type="float" office:value="30467079" calcext:value-type="float">
            <text:p>30467079</text:p>
          </table:table-cell>
          <table:table-cell office:value-type="float" office:value="125657376.75" calcext:value-type="float">
            <text:p>125657376,75</text:p>
          </table:table-cell>
          <table:table-cell office:value-type="float" office:value="151229675.25" calcext:value-type="float">
            <text:p>15122967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49832" calcext:value-type="float">
            <text:p>24449832</text:p>
          </table:table-cell>
          <table:table-cell office:value-type="float" office:value="30906765" calcext:value-type="float">
            <text:p>30906765</text:p>
          </table:table-cell>
          <table:table-cell office:value-type="float" office:value="125670377.25" calcext:value-type="float">
            <text:p>125670377,25</text:p>
          </table:table-cell>
          <table:table-cell office:value-type="float" office:value="150671448" calcext:value-type="float">
            <text:p>150671448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523368.75" calcext:value-type="float">
            <text:p>24523368,75</text:p>
          </table:table-cell>
          <table:table-cell office:value-type="float" office:value="30921597" calcext:value-type="float">
            <text:p>30921597</text:p>
          </table:table-cell>
          <table:table-cell office:value-type="float" office:value="125725959" calcext:value-type="float">
            <text:p>125725959</text:p>
          </table:table-cell>
          <table:table-cell office:value-type="float" office:value="151138046.25" calcext:value-type="float">
            <text:p>151138046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46745" calcext:value-type="float">
            <text:p>24446745</text:p>
          </table:table-cell>
          <table:table-cell office:value-type="float" office:value="30901434.75" calcext:value-type="float">
            <text:p>30901434,75</text:p>
          </table:table-cell>
          <table:table-cell office:value-type="float" office:value="125571775.5" calcext:value-type="float">
            <text:p>125571775,5</text:p>
          </table:table-cell>
          <table:table-cell office:value-type="float" office:value="151109988.75" calcext:value-type="float">
            <text:p>15110998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810104.25" calcext:value-type="float">
            <text:p>24810104,25</text:p>
          </table:table-cell>
          <table:table-cell office:value-type="float" office:value="30907449" calcext:value-type="float">
            <text:p>30907449</text:p>
          </table:table-cell>
          <table:table-cell office:value-type="float" office:value="125691338.25" calcext:value-type="float">
            <text:p>125691338,25</text:p>
          </table:table-cell>
          <table:table-cell office:value-type="float" office:value="151181545.5" calcext:value-type="float">
            <text:p>151181545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783549.75" calcext:value-type="float">
            <text:p>24783549,75</text:p>
          </table:table-cell>
          <table:table-cell office:value-type="float" office:value="30463517.25" calcext:value-type="float">
            <text:p>30463517,25</text:p>
          </table:table-cell>
          <table:table-cell office:value-type="float" office:value="125761592.25" calcext:value-type="float">
            <text:p>125761592,25</text:p>
          </table:table-cell>
          <table:table-cell office:value-type="float" office:value="150793708.5" calcext:value-type="float">
            <text:p>15079370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741632.25" calcext:value-type="float">
            <text:p>24741632,25</text:p>
          </table:table-cell>
          <table:table-cell office:value-type="float" office:value="30900795.75" calcext:value-type="float">
            <text:p>30900795,75</text:p>
          </table:table-cell>
          <table:table-cell office:value-type="float" office:value="125794311.75" calcext:value-type="float">
            <text:p>125794311,75</text:p>
          </table:table-cell>
          <table:table-cell office:value-type="float" office:value="151164362.25" calcext:value-type="float">
            <text:p>15116436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655277.25" calcext:value-type="float">
            <text:p>24655277,25</text:p>
          </table:table-cell>
          <table:table-cell office:value-type="float" office:value="30913715.25" calcext:value-type="float">
            <text:p>30913715,25</text:p>
          </table:table-cell>
          <table:table-cell office:value-type="float" office:value="125740635.75" calcext:value-type="float">
            <text:p>125740635,75</text:p>
          </table:table-cell>
          <table:table-cell office:value-type="float" office:value="151095188.25" calcext:value-type="float">
            <text:p>151095188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620100.75" calcext:value-type="float">
            <text:p>24620100,75</text:p>
          </table:table-cell>
          <table:table-cell office:value-type="float" office:value="30868749" calcext:value-type="float">
            <text:p>30868749</text:p>
          </table:table-cell>
          <table:table-cell office:value-type="float" office:value="125743515.75" calcext:value-type="float">
            <text:p>125743515,75</text:p>
          </table:table-cell>
          <table:table-cell office:value-type="float" office:value="151207215.75" calcext:value-type="float">
            <text:p>15120721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13643" calcext:value-type="float">
            <text:p>24413643</text:p>
          </table:table-cell>
          <table:table-cell office:value-type="float" office:value="30540822.75" calcext:value-type="float">
            <text:p>30540822,75</text:p>
          </table:table-cell>
          <table:table-cell office:value-type="float" office:value="125752983.75" calcext:value-type="float">
            <text:p>125752983,75</text:p>
          </table:table-cell>
          <table:table-cell office:value-type="float" office:value="151176352.5" calcext:value-type="float">
            <text:p>151176352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03648.5" calcext:value-type="float">
            <text:p>24403648,5</text:p>
          </table:table-cell>
          <table:table-cell office:value-type="float" office:value="30872823.75" calcext:value-type="float">
            <text:p>30872823,75</text:p>
          </table:table-cell>
          <table:table-cell office:value-type="float" office:value="125855057.25" calcext:value-type="float">
            <text:p>125855057,25</text:p>
          </table:table-cell>
          <table:table-cell office:value-type="float" office:value="150889164.75" calcext:value-type="float">
            <text:p>150889164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73500.75" calcext:value-type="float">
            <text:p>24373500,75</text:p>
          </table:table-cell>
          <table:table-cell office:value-type="float" office:value="30909334.5" calcext:value-type="float">
            <text:p>30909334,5</text:p>
          </table:table-cell>
          <table:table-cell office:value-type="float" office:value="125645035.5" calcext:value-type="float">
            <text:p>125645035,5</text:p>
          </table:table-cell>
          <table:table-cell office:value-type="float" office:value="151184835" calcext:value-type="float">
            <text:p>15118483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56976.75" calcext:value-type="float">
            <text:p>24356976,75</text:p>
          </table:table-cell>
          <table:table-cell office:value-type="float" office:value="30919110.75" calcext:value-type="float">
            <text:p>30919110,75</text:p>
          </table:table-cell>
          <table:table-cell office:value-type="float" office:value="125785194.75" calcext:value-type="float">
            <text:p>125785194,75</text:p>
          </table:table-cell>
          <table:table-cell office:value-type="float" office:value="151245191.25" calcext:value-type="float">
            <text:p>151245191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60617.25" calcext:value-type="float">
            <text:p>24360617,25</text:p>
          </table:table-cell>
          <table:table-cell office:value-type="float" office:value="30515602.5" calcext:value-type="float">
            <text:p>30515602,5</text:p>
          </table:table-cell>
          <table:table-cell office:value-type="float" office:value="125757384.75" calcext:value-type="float">
            <text:p>125757384,75</text:p>
          </table:table-cell>
          <table:table-cell office:value-type="float" office:value="151148265.75" calcext:value-type="float">
            <text:p>15114826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3546" calcext:value-type="float">
            <text:p>24303546</text:p>
          </table:table-cell>
          <table:table-cell office:value-type="float" office:value="30887725.5" calcext:value-type="float">
            <text:p>30887725,5</text:p>
          </table:table-cell>
          <table:table-cell office:value-type="float" office:value="125606459.25" calcext:value-type="float">
            <text:p>125606459,25</text:p>
          </table:table-cell>
          <table:table-cell office:value-type="float" office:value="150720576.75" calcext:value-type="float">
            <text:p>15072057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4744.5" calcext:value-type="float">
            <text:p>24334744,5</text:p>
          </table:table-cell>
          <table:table-cell office:value-type="float" office:value="30872875.5" calcext:value-type="float">
            <text:p>30872875,5</text:p>
          </table:table-cell>
          <table:table-cell office:value-type="float" office:value="125718234.75" calcext:value-type="float">
            <text:p>125718234,75</text:p>
          </table:table-cell>
          <table:table-cell office:value-type="float" office:value="151459569" calcext:value-type="float">
            <text:p>151459569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8479.5" calcext:value-type="float">
            <text:p>24338479,5</text:p>
          </table:table-cell>
          <table:table-cell office:value-type="float" office:value="30895481.25" calcext:value-type="float">
            <text:p>30895481,25</text:p>
          </table:table-cell>
          <table:table-cell office:value-type="float" office:value="125695246.5" calcext:value-type="float">
            <text:p>125695246,5</text:p>
          </table:table-cell>
          <table:table-cell office:value-type="float" office:value="151215736.5" calcext:value-type="float">
            <text:p>15121573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40082.75" calcext:value-type="float">
            <text:p>24440082,75</text:p>
          </table:table-cell>
          <table:table-cell office:value-type="float" office:value="30465202.5" calcext:value-type="float">
            <text:p>30465202,5</text:p>
          </table:table-cell>
          <table:table-cell office:value-type="float" office:value="125597130.75" calcext:value-type="float">
            <text:p>125597130,75</text:p>
          </table:table-cell>
          <table:table-cell office:value-type="float" office:value="151275800.25" calcext:value-type="float">
            <text:p>151275800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42121.25" calcext:value-type="float">
            <text:p>24442121,25</text:p>
          </table:table-cell>
          <table:table-cell office:value-type="float" office:value="30868987.5" calcext:value-type="float">
            <text:p>30868987,5</text:p>
          </table:table-cell>
          <table:table-cell office:value-type="float" office:value="125629308" calcext:value-type="float">
            <text:p>125629308</text:p>
          </table:table-cell>
          <table:table-cell office:value-type="float" office:value="151272879.75" calcext:value-type="float">
            <text:p>15127287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2071.5" calcext:value-type="float">
            <text:p>24332071,5</text:p>
          </table:table-cell>
          <table:table-cell office:value-type="float" office:value="30885867" calcext:value-type="float">
            <text:p>30885867</text:p>
          </table:table-cell>
          <table:table-cell office:value-type="float" office:value="125749071" calcext:value-type="float">
            <text:p>125749071</text:p>
          </table:table-cell>
          <table:table-cell office:value-type="float" office:value="150729151.5" calcext:value-type="float">
            <text:p>15072915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8783.25" calcext:value-type="float">
            <text:p>24338783,25</text:p>
          </table:table-cell>
          <table:table-cell office:value-type="float" office:value="30979467" calcext:value-type="float">
            <text:p>30979467</text:p>
          </table:table-cell>
          <table:table-cell office:value-type="float" office:value="125772423.75" calcext:value-type="float">
            <text:p>125772423,75</text:p>
          </table:table-cell>
          <table:table-cell office:value-type="float" office:value="151241163.75" calcext:value-type="float">
            <text:p>15124116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7198.25" calcext:value-type="float">
            <text:p>24347198,25</text:p>
          </table:table-cell>
          <table:table-cell office:value-type="float" office:value="30915819" calcext:value-type="float">
            <text:p>30915819</text:p>
          </table:table-cell>
          <table:table-cell office:value-type="float" office:value="125658402.75" calcext:value-type="float">
            <text:p>125658402,75</text:p>
          </table:table-cell>
          <table:table-cell office:value-type="float" office:value="151240322.25" calcext:value-type="float">
            <text:p>15124032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5330.75" calcext:value-type="float">
            <text:p>24345330,75</text:p>
          </table:table-cell>
          <table:table-cell office:value-type="float" office:value="30463004.25" calcext:value-type="float">
            <text:p>30463004,25</text:p>
          </table:table-cell>
          <table:table-cell office:value-type="float" office:value="125608997.25" calcext:value-type="float">
            <text:p>125608997,25</text:p>
          </table:table-cell>
          <table:table-cell office:value-type="float" office:value="151195905" calcext:value-type="float">
            <text:p>15119590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3682.5" calcext:value-type="float">
            <text:p>24333682,5</text:p>
          </table:table-cell>
          <table:table-cell office:value-type="float" office:value="31099216.5" calcext:value-type="float">
            <text:p>31099216,5</text:p>
          </table:table-cell>
          <table:table-cell office:value-type="float" office:value="125625791.25" calcext:value-type="float">
            <text:p>125625791,25</text:p>
          </table:table-cell>
          <table:table-cell office:value-type="float" office:value="150677871.75" calcext:value-type="float">
            <text:p>15067787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8378.25" calcext:value-type="float">
            <text:p>24338378,25</text:p>
          </table:table-cell>
          <table:table-cell office:value-type="float" office:value="30876291" calcext:value-type="float">
            <text:p>30876291</text:p>
          </table:table-cell>
          <table:table-cell office:value-type="float" office:value="125634370.5" calcext:value-type="float">
            <text:p>125634370,5</text:p>
          </table:table-cell>
          <table:table-cell office:value-type="float" office:value="151053354" calcext:value-type="float">
            <text:p>15105335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22403.25" calcext:value-type="float">
            <text:p>24322403,25</text:p>
          </table:table-cell>
          <table:table-cell office:value-type="float" office:value="30918127.5" calcext:value-type="float">
            <text:p>30918127,5</text:p>
          </table:table-cell>
          <table:table-cell office:value-type="float" office:value="125766380.25" calcext:value-type="float">
            <text:p>125766380,25</text:p>
          </table:table-cell>
          <table:table-cell office:value-type="float" office:value="151224554.25" calcext:value-type="float">
            <text:p>15122455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9405.5" calcext:value-type="float">
            <text:p>24349405,5</text:p>
          </table:table-cell>
          <table:table-cell office:value-type="float" office:value="30474740.25" calcext:value-type="float">
            <text:p>30474740,25</text:p>
          </table:table-cell>
          <table:table-cell office:value-type="float" office:value="125709201" calcext:value-type="float">
            <text:p>125709201</text:p>
          </table:table-cell>
          <table:table-cell office:value-type="float" office:value="151110400.5" calcext:value-type="float">
            <text:p>151110400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427260" calcext:value-type="float">
            <text:p>24427260</text:p>
          </table:table-cell>
          <table:table-cell office:value-type="float" office:value="30941824.5" calcext:value-type="float">
            <text:p>30941824,5</text:p>
          </table:table-cell>
          <table:table-cell office:value-type="float" office:value="125724114" calcext:value-type="float">
            <text:p>125724114</text:p>
          </table:table-cell>
          <table:table-cell office:value-type="float" office:value="150717993.75" calcext:value-type="float">
            <text:p>15071799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51052.5" calcext:value-type="float">
            <text:p>24351052,5</text:p>
          </table:table-cell>
          <table:table-cell office:value-type="float" office:value="30848577.75" calcext:value-type="float">
            <text:p>30848577,75</text:p>
          </table:table-cell>
          <table:table-cell office:value-type="float" office:value="125732799" calcext:value-type="float">
            <text:p>125732799</text:p>
          </table:table-cell>
          <table:table-cell office:value-type="float" office:value="151090483.5" calcext:value-type="float">
            <text:p>151090483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5761.5" calcext:value-type="float">
            <text:p>24335761,5</text:p>
          </table:table-cell>
          <table:table-cell office:value-type="float" office:value="30903957" calcext:value-type="float">
            <text:p>30903957</text:p>
          </table:table-cell>
          <table:table-cell office:value-type="float" office:value="125691828.75" calcext:value-type="float">
            <text:p>125691828,75</text:p>
          </table:table-cell>
          <table:table-cell office:value-type="float" office:value="151159581" calcext:value-type="float">
            <text:p>15115958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3502.25" calcext:value-type="float">
            <text:p>24313502,25</text:p>
          </table:table-cell>
          <table:table-cell office:value-type="float" office:value="30499535.25" calcext:value-type="float">
            <text:p>30499535,25</text:p>
          </table:table-cell>
          <table:table-cell office:value-type="float" office:value="125679276" calcext:value-type="float">
            <text:p>125679276</text:p>
          </table:table-cell>
          <table:table-cell office:value-type="float" office:value="151089318" calcext:value-type="float">
            <text:p>151089318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9244.25" calcext:value-type="float">
            <text:p>24319244,25</text:p>
          </table:table-cell>
          <table:table-cell office:value-type="float" office:value="30960886.5" calcext:value-type="float">
            <text:p>30960886,5</text:p>
          </table:table-cell>
          <table:table-cell office:value-type="float" office:value="125624205" calcext:value-type="float">
            <text:p>125624205</text:p>
          </table:table-cell>
          <table:table-cell office:value-type="float" office:value="151147980" calcext:value-type="float">
            <text:p>151147980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3822" calcext:value-type="float">
            <text:p>24333822</text:p>
          </table:table-cell>
          <table:table-cell office:value-type="float" office:value="30888733.5" calcext:value-type="float">
            <text:p>30888733,5</text:p>
          </table:table-cell>
          <table:table-cell office:value-type="float" office:value="125646410.25" calcext:value-type="float">
            <text:p>125646410,25</text:p>
          </table:table-cell>
          <table:table-cell office:value-type="float" office:value="150717165.75" calcext:value-type="float">
            <text:p>15071716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1790.25" calcext:value-type="float">
            <text:p>24331790,25</text:p>
          </table:table-cell>
          <table:table-cell office:value-type="float" office:value="30922807.5" calcext:value-type="float">
            <text:p>30922807,5</text:p>
          </table:table-cell>
          <table:table-cell office:value-type="float" office:value="125689632.75" calcext:value-type="float">
            <text:p>125689632,75</text:p>
          </table:table-cell>
          <table:table-cell office:value-type="float" office:value="151236391.5" calcext:value-type="float">
            <text:p>15123639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4530.75" calcext:value-type="float">
            <text:p>24334530,75</text:p>
          </table:table-cell>
          <table:table-cell office:value-type="float" office:value="30952080" calcext:value-type="float">
            <text:p>30952080</text:p>
          </table:table-cell>
          <table:table-cell office:value-type="float" office:value="125651720.25" calcext:value-type="float">
            <text:p>125651720,25</text:p>
          </table:table-cell>
          <table:table-cell office:value-type="float" office:value="151100356.5" calcext:value-type="float">
            <text:p>15110035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5681.75" calcext:value-type="float">
            <text:p>24345681,75</text:p>
          </table:table-cell>
          <table:table-cell office:value-type="float" office:value="30446412.75" calcext:value-type="float">
            <text:p>30446412,75</text:p>
          </table:table-cell>
          <table:table-cell office:value-type="float" office:value="125657831.25" calcext:value-type="float">
            <text:p>125657831,25</text:p>
          </table:table-cell>
          <table:table-cell office:value-type="float" office:value="151091673.75" calcext:value-type="float">
            <text:p>15109167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7574.75" calcext:value-type="float">
            <text:p>24317574,75</text:p>
          </table:table-cell>
          <table:table-cell office:value-type="float" office:value="30897348.75" calcext:value-type="float">
            <text:p>30897348,75</text:p>
          </table:table-cell>
          <table:table-cell office:value-type="float" office:value="125725452.75" calcext:value-type="float">
            <text:p>125725452,75</text:p>
          </table:table-cell>
          <table:table-cell office:value-type="float" office:value="150629886" calcext:value-type="float">
            <text:p>15062988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1844" calcext:value-type="float">
            <text:p>24311844</text:p>
          </table:table-cell>
          <table:table-cell office:value-type="float" office:value="30889518.75" calcext:value-type="float">
            <text:p>30889518,75</text:p>
          </table:table-cell>
          <table:table-cell office:value-type="float" office:value="125607456" calcext:value-type="float">
            <text:p>125607456</text:p>
          </table:table-cell>
          <table:table-cell office:value-type="float" office:value="151169287.5" calcext:value-type="float">
            <text:p>15116928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2116.25" calcext:value-type="float">
            <text:p>24312116,25</text:p>
          </table:table-cell>
          <table:table-cell office:value-type="float" office:value="30888094.5" calcext:value-type="float">
            <text:p>30888094,5</text:p>
          </table:table-cell>
          <table:table-cell office:value-type="float" office:value="125579232" calcext:value-type="float">
            <text:p>125579232</text:p>
          </table:table-cell>
          <table:table-cell office:value-type="float" office:value="151189638.75" calcext:value-type="float">
            <text:p>15118963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3397.5" calcext:value-type="float">
            <text:p>24303397,5</text:p>
          </table:table-cell>
          <table:table-cell office:value-type="float" office:value="30467767.5" calcext:value-type="float">
            <text:p>30467767,5</text:p>
          </table:table-cell>
          <table:table-cell office:value-type="float" office:value="125680981.5" calcext:value-type="float">
            <text:p>125680981,5</text:p>
          </table:table-cell>
          <table:table-cell office:value-type="float" office:value="151215678" calcext:value-type="float">
            <text:p>151215678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180.25" calcext:value-type="float">
            <text:p>24302180,25</text:p>
          </table:table-cell>
          <table:table-cell office:value-type="float" office:value="30876961.5" calcext:value-type="float">
            <text:p>30876961,5</text:p>
          </table:table-cell>
          <table:table-cell office:value-type="float" office:value="125561301.75" calcext:value-type="float">
            <text:p>125561301,75</text:p>
          </table:table-cell>
          <table:table-cell office:value-type="float" office:value="151164216" calcext:value-type="float">
            <text:p>15116421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1243.25" calcext:value-type="float">
            <text:p>24311243,25</text:p>
          </table:table-cell>
          <table:table-cell office:value-type="float" office:value="30915137.25" calcext:value-type="float">
            <text:p>30915137,25</text:p>
          </table:table-cell>
          <table:table-cell office:value-type="float" office:value="125548994.25" calcext:value-type="float">
            <text:p>125548994,25</text:p>
          </table:table-cell>
          <table:table-cell office:value-type="float" office:value="150648140.25" calcext:value-type="float">
            <text:p>150648140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317.5" calcext:value-type="float">
            <text:p>24302317,5</text:p>
          </table:table-cell>
          <table:table-cell office:value-type="float" office:value="30887451" calcext:value-type="float">
            <text:p>30887451</text:p>
          </table:table-cell>
          <table:table-cell office:value-type="float" office:value="125699510.25" calcext:value-type="float">
            <text:p>125699510,25</text:p>
          </table:table-cell>
          <table:table-cell office:value-type="float" office:value="151152545.25" calcext:value-type="float">
            <text:p>15115254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7249.5" calcext:value-type="float">
            <text:p>24307249,5</text:p>
          </table:table-cell>
          <table:table-cell office:value-type="float" office:value="30484392.75" calcext:value-type="float">
            <text:p>30484392,75</text:p>
          </table:table-cell>
          <table:table-cell office:value-type="float" office:value="125658425.25" calcext:value-type="float">
            <text:p>125658425,25</text:p>
          </table:table-cell>
          <table:table-cell office:value-type="float" office:value="151155657" calcext:value-type="float">
            <text:p>151155657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5410.75" calcext:value-type="float">
            <text:p>24265410,75</text:p>
          </table:table-cell>
          <table:table-cell office:value-type="float" office:value="30893969.25" calcext:value-type="float">
            <text:p>30893969,25</text:p>
          </table:table-cell>
          <table:table-cell office:value-type="float" office:value="125646405.75" calcext:value-type="float">
            <text:p>125646405,75</text:p>
          </table:table-cell>
          <table:table-cell office:value-type="float" office:value="151212192.75" calcext:value-type="float">
            <text:p>15121219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4461.25" calcext:value-type="float">
            <text:p>24264461,25</text:p>
          </table:table-cell>
          <table:table-cell office:value-type="float" office:value="30917085.75" calcext:value-type="float">
            <text:p>30917085,75</text:p>
          </table:table-cell>
          <table:table-cell office:value-type="float" office:value="125778836.25" calcext:value-type="float">
            <text:p>125778836,25</text:p>
          </table:table-cell>
          <table:table-cell office:value-type="float" office:value="150731655.75" calcext:value-type="float">
            <text:p>15073165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2663.75" calcext:value-type="float">
            <text:p>24282663,75</text:p>
          </table:table-cell>
          <table:table-cell office:value-type="float" office:value="30901466.25" calcext:value-type="float">
            <text:p>30901466,25</text:p>
          </table:table-cell>
          <table:table-cell office:value-type="float" office:value="125539283.25" calcext:value-type="float">
            <text:p>125539283,25</text:p>
          </table:table-cell>
          <table:table-cell office:value-type="float" office:value="151178701.5" calcext:value-type="float">
            <text:p>15117870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8946" calcext:value-type="float">
            <text:p>24308946</text:p>
          </table:table-cell>
          <table:table-cell office:value-type="float" office:value="30491959.5" calcext:value-type="float">
            <text:p>30491959,5</text:p>
          </table:table-cell>
          <table:table-cell office:value-type="float" office:value="125551923.75" calcext:value-type="float">
            <text:p>125551923,75</text:p>
          </table:table-cell>
          <table:table-cell office:value-type="float" office:value="151241672.25" calcext:value-type="float">
            <text:p>15124167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6747.75" calcext:value-type="float">
            <text:p>24306747,75</text:p>
          </table:table-cell>
          <table:table-cell office:value-type="float" office:value="30936699" calcext:value-type="float">
            <text:p>30936699</text:p>
          </table:table-cell>
          <table:table-cell office:value-type="float" office:value="125514036" calcext:value-type="float">
            <text:p>125514036</text:p>
          </table:table-cell>
          <table:table-cell office:value-type="float" office:value="151271878.5" calcext:value-type="float">
            <text:p>15127187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21651.75" calcext:value-type="float">
            <text:p>24321651,75</text:p>
          </table:table-cell>
          <table:table-cell office:value-type="float" office:value="30944013.75" calcext:value-type="float">
            <text:p>30944013,75</text:p>
          </table:table-cell>
          <table:table-cell office:value-type="float" office:value="125646039" calcext:value-type="float">
            <text:p>125646039</text:p>
          </table:table-cell>
          <table:table-cell office:value-type="float" office:value="151320231" calcext:value-type="float">
            <text:p>15132023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484" calcext:value-type="float">
            <text:p>24302484</text:p>
          </table:table-cell>
          <table:table-cell office:value-type="float" office:value="30871764" calcext:value-type="float">
            <text:p>30871764</text:p>
          </table:table-cell>
          <table:table-cell office:value-type="float" office:value="125706858.75" calcext:value-type="float">
            <text:p>125706858,75</text:p>
          </table:table-cell>
          <table:table-cell office:value-type="float" office:value="150817515.75" calcext:value-type="float">
            <text:p>15081751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8063" calcext:value-type="float">
            <text:p>24318063</text:p>
          </table:table-cell>
          <table:table-cell office:value-type="float" office:value="30879013.5" calcext:value-type="float">
            <text:p>30879013,5</text:p>
          </table:table-cell>
          <table:table-cell office:value-type="float" office:value="125766963" calcext:value-type="float">
            <text:p>125766963</text:p>
          </table:table-cell>
          <table:table-cell office:value-type="float" office:value="151260111" calcext:value-type="float">
            <text:p>15126011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9047.25" calcext:value-type="float">
            <text:p>24309047,25</text:p>
          </table:table-cell>
          <table:table-cell office:value-type="float" office:value="30451761" calcext:value-type="float">
            <text:p>30451761</text:p>
          </table:table-cell>
          <table:table-cell office:value-type="float" office:value="125789213.25" calcext:value-type="float">
            <text:p>125789213,25</text:p>
          </table:table-cell>
          <table:table-cell office:value-type="float" office:value="151223422.5" calcext:value-type="float">
            <text:p>151223422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7557.75" calcext:value-type="float">
            <text:p>24307557,75</text:p>
          </table:table-cell>
          <table:table-cell office:value-type="float" office:value="30941910" calcext:value-type="float">
            <text:p>30941910</text:p>
          </table:table-cell>
          <table:table-cell office:value-type="float" office:value="125766076.5" calcext:value-type="float">
            <text:p>125766076,5</text:p>
          </table:table-cell>
          <table:table-cell office:value-type="float" office:value="151252467.75" calcext:value-type="float">
            <text:p>15125246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207.25" calcext:value-type="float">
            <text:p>24302207,25</text:p>
          </table:table-cell>
          <table:table-cell office:value-type="float" office:value="31010940" calcext:value-type="float">
            <text:p>31010940</text:p>
          </table:table-cell>
          <table:table-cell office:value-type="float" office:value="125743792.5" calcext:value-type="float">
            <text:p>125743792,5</text:p>
          </table:table-cell>
          <table:table-cell office:value-type="float" office:value="150739231.5" calcext:value-type="float">
            <text:p>15073923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061.25" calcext:value-type="float">
            <text:p>24295061,25</text:p>
          </table:table-cell>
          <table:table-cell office:value-type="float" office:value="31041780.75" calcext:value-type="float">
            <text:p>31041780,75</text:p>
          </table:table-cell>
          <table:table-cell office:value-type="float" office:value="125518918.5" calcext:value-type="float">
            <text:p>125518918,5</text:p>
          </table:table-cell>
          <table:table-cell office:value-type="float" office:value="151236040.5" calcext:value-type="float">
            <text:p>151236040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441" calcext:value-type="float">
            <text:p>24291441</text:p>
          </table:table-cell>
          <table:table-cell office:value-type="float" office:value="30476227.5" calcext:value-type="float">
            <text:p>30476227,5</text:p>
          </table:table-cell>
          <table:table-cell office:value-type="float" office:value="125640294.75" calcext:value-type="float">
            <text:p>125640294,75</text:p>
          </table:table-cell>
          <table:table-cell office:value-type="float" office:value="151351875" calcext:value-type="float">
            <text:p>1513518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390.25" calcext:value-type="float">
            <text:p>24290390,25</text:p>
          </table:table-cell>
          <table:table-cell office:value-type="float" office:value="31022928" calcext:value-type="float">
            <text:p>31022928</text:p>
          </table:table-cell>
          <table:table-cell office:value-type="float" office:value="125783624.25" calcext:value-type="float">
            <text:p>125783624,25</text:p>
          </table:table-cell>
          <table:table-cell office:value-type="float" office:value="151195657.5" calcext:value-type="float">
            <text:p>15119565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7726.25" calcext:value-type="float">
            <text:p>24287726,25</text:p>
          </table:table-cell>
          <table:table-cell office:value-type="float" office:value="31048884" calcext:value-type="float">
            <text:p>31048884</text:p>
          </table:table-cell>
          <table:table-cell office:value-type="float" office:value="125723263.5" calcext:value-type="float">
            <text:p>125723263,5</text:p>
          </table:table-cell>
          <table:table-cell office:value-type="float" office:value="150705816.75" calcext:value-type="float">
            <text:p>15070581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0490.5" calcext:value-type="float">
            <text:p>24300490,5</text:p>
          </table:table-cell>
          <table:table-cell office:value-type="float" office:value="31019789.25" calcext:value-type="float">
            <text:p>31019789,25</text:p>
          </table:table-cell>
          <table:table-cell office:value-type="float" office:value="125726377.5" calcext:value-type="float">
            <text:p>125726377,5</text:p>
          </table:table-cell>
          <table:table-cell office:value-type="float" office:value="151169226.75" calcext:value-type="float">
            <text:p>15116922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9803" calcext:value-type="float">
            <text:p>24289803</text:p>
          </table:table-cell>
          <table:table-cell office:value-type="float" office:value="30541122" calcext:value-type="float">
            <text:p>30541122</text:p>
          </table:table-cell>
          <table:table-cell office:value-type="float" office:value="125774187.75" calcext:value-type="float">
            <text:p>125774187,75</text:p>
          </table:table-cell>
          <table:table-cell office:value-type="float" office:value="151246487.25" calcext:value-type="float">
            <text:p>15124648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79945.75" calcext:value-type="float">
            <text:p>24279945,75</text:p>
          </table:table-cell>
          <table:table-cell office:value-type="float" office:value="31061180.25" calcext:value-type="float">
            <text:p>31061180,25</text:p>
          </table:table-cell>
          <table:table-cell office:value-type="float" office:value="125549752.5" calcext:value-type="float">
            <text:p>125549752,5</text:p>
          </table:table-cell>
          <table:table-cell office:value-type="float" office:value="151391812.5" calcext:value-type="float">
            <text:p>151391812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6079.5" calcext:value-type="float">
            <text:p>24306079,5</text:p>
          </table:table-cell>
          <table:table-cell office:value-type="float" office:value="31025434.5" calcext:value-type="float">
            <text:p>31025434,5</text:p>
          </table:table-cell>
          <table:table-cell office:value-type="float" office:value="125627179.5" calcext:value-type="float">
            <text:p>125627179,5</text:p>
          </table:table-cell>
          <table:table-cell office:value-type="float" office:value="151277166" calcext:value-type="float">
            <text:p>15127716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7010.75" calcext:value-type="float">
            <text:p>24287010,75</text:p>
          </table:table-cell>
          <table:table-cell office:value-type="float" office:value="31267802.25" calcext:value-type="float">
            <text:p>31267802,25</text:p>
          </table:table-cell>
          <table:table-cell office:value-type="float" office:value="125515653.75" calcext:value-type="float">
            <text:p>125515653,75</text:p>
          </table:table-cell>
          <table:table-cell office:value-type="float" office:value="150876542.25" calcext:value-type="float">
            <text:p>15087654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2728.5" calcext:value-type="float">
            <text:p>24332728,5</text:p>
          </table:table-cell>
          <table:table-cell office:value-type="float" office:value="30754181.25" calcext:value-type="float">
            <text:p>30754181,25</text:p>
          </table:table-cell>
          <table:table-cell office:value-type="float" office:value="125736079.5" calcext:value-type="float">
            <text:p>125736079,5</text:p>
          </table:table-cell>
          <table:table-cell office:value-type="float" office:value="151362733.5" calcext:value-type="float">
            <text:p>151362733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8943" calcext:value-type="float">
            <text:p>24338943</text:p>
          </table:table-cell>
          <table:table-cell office:value-type="float" office:value="30945651.75" calcext:value-type="float">
            <text:p>30945651,75</text:p>
          </table:table-cell>
          <table:table-cell office:value-type="float" office:value="125769615.75" calcext:value-type="float">
            <text:p>125769615,75</text:p>
          </table:table-cell>
          <table:table-cell office:value-type="float" office:value="151205931" calcext:value-type="float">
            <text:p>15120593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20713.5" calcext:value-type="float">
            <text:p>24320713,5</text:p>
          </table:table-cell>
          <table:table-cell office:value-type="float" office:value="30976650" calcext:value-type="float">
            <text:p>30976650</text:p>
          </table:table-cell>
          <table:table-cell office:value-type="float" office:value="125636505.75" calcext:value-type="float">
            <text:p>125636505,75</text:p>
          </table:table-cell>
          <table:table-cell office:value-type="float" office:value="151279479" calcext:value-type="float">
            <text:p>151279479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93919.5" calcext:value-type="float">
            <text:p>24393919,5</text:p>
          </table:table-cell>
          <table:table-cell office:value-type="float" office:value="31000216.5" calcext:value-type="float">
            <text:p>31000216,5</text:p>
          </table:table-cell>
          <table:table-cell office:value-type="float" office:value="125709635.25" calcext:value-type="float">
            <text:p>125709635,25</text:p>
          </table:table-cell>
          <table:table-cell office:value-type="float" office:value="150883006.5" calcext:value-type="float">
            <text:p>15088300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9078" calcext:value-type="float">
            <text:p>24339078</text:p>
          </table:table-cell>
          <table:table-cell office:value-type="float" office:value="31038255" calcext:value-type="float">
            <text:p>31038255</text:p>
          </table:table-cell>
          <table:table-cell office:value-type="float" office:value="125941693.5" calcext:value-type="float">
            <text:p>125941693,5</text:p>
          </table:table-cell>
          <table:table-cell office:value-type="float" office:value="151282266.75" calcext:value-type="float">
            <text:p>15128226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3248.75" calcext:value-type="float">
            <text:p>24283248,75</text:p>
          </table:table-cell>
          <table:table-cell office:value-type="float" office:value="30530229.75" calcext:value-type="float">
            <text:p>30530229,75</text:p>
          </table:table-cell>
          <table:table-cell office:value-type="float" office:value="125698911.75" calcext:value-type="float">
            <text:p>125698911,75</text:p>
          </table:table-cell>
          <table:table-cell office:value-type="float" office:value="151341405.75" calcext:value-type="float">
            <text:p>15134140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9615.5" calcext:value-type="float">
            <text:p>24319615,5</text:p>
          </table:table-cell>
          <table:table-cell office:value-type="float" office:value="31023544.5" calcext:value-type="float">
            <text:p>31023544,5</text:p>
          </table:table-cell>
          <table:table-cell office:value-type="float" office:value="125700502.5" calcext:value-type="float">
            <text:p>125700502,5</text:p>
          </table:table-cell>
          <table:table-cell office:value-type="float" office:value="151307799.75" calcext:value-type="float">
            <text:p>15130779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7111.25" calcext:value-type="float">
            <text:p>24317111,25</text:p>
          </table:table-cell>
          <table:table-cell office:value-type="float" office:value="31012418.25" calcext:value-type="float">
            <text:p>31012418,25</text:p>
          </table:table-cell>
          <table:table-cell office:value-type="float" office:value="125640774" calcext:value-type="float">
            <text:p>125640774</text:p>
          </table:table-cell>
          <table:table-cell office:value-type="float" office:value="151455008.25" calcext:value-type="float">
            <text:p>151455008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5600" calcext:value-type="float">
            <text:p>24285600</text:p>
          </table:table-cell>
          <table:table-cell office:value-type="float" office:value="31034974.5" calcext:value-type="float">
            <text:p>31034974,5</text:p>
          </table:table-cell>
          <table:table-cell office:value-type="float" office:value="125726751" calcext:value-type="float">
            <text:p>125726751</text:p>
          </table:table-cell>
          <table:table-cell office:value-type="float" office:value="150839372.25" calcext:value-type="float">
            <text:p>15083937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5107" calcext:value-type="float">
            <text:p>24265107</text:p>
          </table:table-cell>
          <table:table-cell office:value-type="float" office:value="30543309" calcext:value-type="float">
            <text:p>30543309</text:p>
          </table:table-cell>
          <table:table-cell office:value-type="float" office:value="125690127.75" calcext:value-type="float">
            <text:p>125690127,75</text:p>
          </table:table-cell>
          <table:table-cell office:value-type="float" office:value="151210815.75" calcext:value-type="float">
            <text:p>15121081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8239.25" calcext:value-type="float">
            <text:p>24288239,25</text:p>
          </table:table-cell>
          <table:table-cell office:value-type="float" office:value="31057510.5" calcext:value-type="float">
            <text:p>31057510,5</text:p>
          </table:table-cell>
          <table:table-cell office:value-type="float" office:value="125875887.75" calcext:value-type="float">
            <text:p>125875887,75</text:p>
          </table:table-cell>
          <table:table-cell office:value-type="float" office:value="151231367.25" calcext:value-type="float">
            <text:p>15123136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1836" calcext:value-type="float">
            <text:p>24301836</text:p>
          </table:table-cell>
          <table:table-cell office:value-type="float" office:value="31082823" calcext:value-type="float">
            <text:p>31082823</text:p>
          </table:table-cell>
          <table:table-cell office:value-type="float" office:value="125606679.75" calcext:value-type="float">
            <text:p>125606679,75</text:p>
          </table:table-cell>
          <table:table-cell office:value-type="float" office:value="151266507.75" calcext:value-type="float">
            <text:p>15126650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3352.5" calcext:value-type="float">
            <text:p>24303352,5</text:p>
          </table:table-cell>
          <table:table-cell office:value-type="float" office:value="31072518" calcext:value-type="float">
            <text:p>31072518</text:p>
          </table:table-cell>
          <table:table-cell office:value-type="float" office:value="125785651.5" calcext:value-type="float">
            <text:p>125785651,5</text:p>
          </table:table-cell>
          <table:table-cell office:value-type="float" office:value="150651324" calcext:value-type="float">
            <text:p>15065132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912.5" calcext:value-type="float">
            <text:p>24292912,5</text:p>
          </table:table-cell>
          <table:table-cell office:value-type="float" office:value="30551114.25" calcext:value-type="float">
            <text:p>30551114,25</text:p>
          </table:table-cell>
          <table:table-cell office:value-type="float" office:value="125736354" calcext:value-type="float">
            <text:p>125736354</text:p>
          </table:table-cell>
          <table:table-cell office:value-type="float" office:value="151204914" calcext:value-type="float">
            <text:p>15120491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6710.5" calcext:value-type="float">
            <text:p>24296710,5</text:p>
          </table:table-cell>
          <table:table-cell office:value-type="float" office:value="31036869" calcext:value-type="float">
            <text:p>31036869</text:p>
          </table:table-cell>
          <table:table-cell office:value-type="float" office:value="125462288.25" calcext:value-type="float">
            <text:p>125462288,25</text:p>
          </table:table-cell>
          <table:table-cell office:value-type="float" office:value="151198618.5" calcext:value-type="float">
            <text:p>15119861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598.25" calcext:value-type="float">
            <text:p>24298598,25</text:p>
          </table:table-cell>
          <table:table-cell office:value-type="float" office:value="31049624.25" calcext:value-type="float">
            <text:p>31049624,25</text:p>
          </table:table-cell>
          <table:table-cell office:value-type="float" office:value="125651416.5" calcext:value-type="float">
            <text:p>125651416,5</text:p>
          </table:table-cell>
          <table:table-cell office:value-type="float" office:value="151218801" calcext:value-type="float">
            <text:p>15121880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777.75" calcext:value-type="float">
            <text:p>24294777,75</text:p>
          </table:table-cell>
          <table:table-cell office:value-type="float" office:value="31052243.25" calcext:value-type="float">
            <text:p>31052243,25</text:p>
          </table:table-cell>
          <table:table-cell office:value-type="float" office:value="125655891.75" calcext:value-type="float">
            <text:p>125655891,75</text:p>
          </table:table-cell>
          <table:table-cell office:value-type="float" office:value="151249857.75" calcext:value-type="float">
            <text:p>15124985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812.75" calcext:value-type="float">
            <text:p>24295812,75</text:p>
          </table:table-cell>
          <table:table-cell office:value-type="float" office:value="31077549" calcext:value-type="float">
            <text:p>31077549</text:p>
          </table:table-cell>
          <table:table-cell office:value-type="float" office:value="125646738.75" calcext:value-type="float">
            <text:p>125646738,75</text:p>
          </table:table-cell>
          <table:table-cell office:value-type="float" office:value="150686804.25" calcext:value-type="float">
            <text:p>15068680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4151" calcext:value-type="float">
            <text:p>24284151</text:p>
          </table:table-cell>
          <table:table-cell office:value-type="float" office:value="30514470.75" calcext:value-type="float">
            <text:p>30514470,75</text:p>
          </table:table-cell>
          <table:table-cell office:value-type="float" office:value="125742327.75" calcext:value-type="float">
            <text:p>125742327,75</text:p>
          </table:table-cell>
          <table:table-cell office:value-type="float" office:value="151249671" calcext:value-type="float">
            <text:p>15124967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848.75" calcext:value-type="float">
            <text:p>24295848,75</text:p>
          </table:table-cell>
          <table:table-cell office:value-type="float" office:value="31033291.5" calcext:value-type="float">
            <text:p>31033291,5</text:p>
          </table:table-cell>
          <table:table-cell office:value-type="float" office:value="125767120.5" calcext:value-type="float">
            <text:p>125767120,5</text:p>
          </table:table-cell>
          <table:table-cell office:value-type="float" office:value="151336028.25" calcext:value-type="float">
            <text:p>151336028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584.25" calcext:value-type="float">
            <text:p>24294584,25</text:p>
          </table:table-cell>
          <table:table-cell office:value-type="float" office:value="31069010.25" calcext:value-type="float">
            <text:p>31069010,25</text:p>
          </table:table-cell>
          <table:table-cell office:value-type="float" office:value="125729138.25" calcext:value-type="float">
            <text:p>125729138,25</text:p>
          </table:table-cell>
          <table:table-cell office:value-type="float" office:value="151290333" calcext:value-type="float">
            <text:p>151290333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388.25" calcext:value-type="float">
            <text:p>24292388,25</text:p>
          </table:table-cell>
          <table:table-cell office:value-type="float" office:value="31141716.75" calcext:value-type="float">
            <text:p>31141716,75</text:p>
          </table:table-cell>
          <table:table-cell office:value-type="float" office:value="125584719.75" calcext:value-type="float">
            <text:p>125584719,75</text:p>
          </table:table-cell>
          <table:table-cell office:value-type="float" office:value="150733374.75" calcext:value-type="float">
            <text:p>150733374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785.75" calcext:value-type="float">
            <text:p>24295785,75</text:p>
          </table:table-cell>
          <table:table-cell office:value-type="float" office:value="30544654.5" calcext:value-type="float">
            <text:p>30544654,5</text:p>
          </table:table-cell>
          <table:table-cell office:value-type="float" office:value="125698707" calcext:value-type="float">
            <text:p>125698707</text:p>
          </table:table-cell>
          <table:table-cell office:value-type="float" office:value="151198078.5" calcext:value-type="float">
            <text:p>15119807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4630.25" calcext:value-type="float">
            <text:p>24284630,25</text:p>
          </table:table-cell>
          <table:table-cell office:value-type="float" office:value="31072016.25" calcext:value-type="float">
            <text:p>31072016,25</text:p>
          </table:table-cell>
          <table:table-cell office:value-type="float" office:value="125781680.25" calcext:value-type="float">
            <text:p>125781680,25</text:p>
          </table:table-cell>
          <table:table-cell office:value-type="float" office:value="151232544" calcext:value-type="float">
            <text:p>15123254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169.75" calcext:value-type="float">
            <text:p>24290169,75</text:p>
          </table:table-cell>
          <table:table-cell office:value-type="float" office:value="31048578" calcext:value-type="float">
            <text:p>31048578</text:p>
          </table:table-cell>
          <table:table-cell office:value-type="float" office:value="125768945.25" calcext:value-type="float">
            <text:p>125768945,25</text:p>
          </table:table-cell>
          <table:table-cell office:value-type="float" office:value="151214982.75" calcext:value-type="float">
            <text:p>15121498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203.75" calcext:value-type="float">
            <text:p>24292203,75</text:p>
          </table:table-cell>
          <table:table-cell office:value-type="float" office:value="31035901.5" calcext:value-type="float">
            <text:p>31035901,5</text:p>
          </table:table-cell>
          <table:table-cell office:value-type="float" office:value="125679525.75" calcext:value-type="float">
            <text:p>125679525,75</text:p>
          </table:table-cell>
          <table:table-cell office:value-type="float" office:value="150829065" calcext:value-type="float">
            <text:p>15082906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314" calcext:value-type="float">
            <text:p>24292314</text:p>
          </table:table-cell>
          <table:table-cell office:value-type="float" office:value="30543444" calcext:value-type="float">
            <text:p>30543444</text:p>
          </table:table-cell>
          <table:table-cell office:value-type="float" office:value="125539404.75" calcext:value-type="float">
            <text:p>125539404,75</text:p>
          </table:table-cell>
          <table:table-cell office:value-type="float" office:value="151243375.5" calcext:value-type="float">
            <text:p>151243375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78775.75" calcext:value-type="float">
            <text:p>24278775,75</text:p>
          </table:table-cell>
          <table:table-cell office:value-type="float" office:value="31035456" calcext:value-type="float">
            <text:p>31035456</text:p>
          </table:table-cell>
          <table:table-cell office:value-type="float" office:value="125771103" calcext:value-type="float">
            <text:p>125771103</text:p>
          </table:table-cell>
          <table:table-cell office:value-type="float" office:value="151265524.5" calcext:value-type="float">
            <text:p>151265524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2704" calcext:value-type="float">
            <text:p>24262704</text:p>
          </table:table-cell>
          <table:table-cell office:value-type="float" office:value="31010485.5" calcext:value-type="float">
            <text:p>31010485,5</text:p>
          </table:table-cell>
          <table:table-cell office:value-type="float" office:value="125867418.75" calcext:value-type="float">
            <text:p>125867418,75</text:p>
          </table:table-cell>
          <table:table-cell office:value-type="float" office:value="151299969.75" calcext:value-type="float">
            <text:p>15129996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1700.75" calcext:value-type="float">
            <text:p>24281700,75</text:p>
          </table:table-cell>
          <table:table-cell office:value-type="float" office:value="31032616.5" calcext:value-type="float">
            <text:p>31032616,5</text:p>
          </table:table-cell>
          <table:table-cell office:value-type="float" office:value="125549304.75" calcext:value-type="float">
            <text:p>125549304,75</text:p>
          </table:table-cell>
          <table:table-cell office:value-type="float" office:value="151190309.25" calcext:value-type="float">
            <text:p>151190309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9042.5" calcext:value-type="float">
            <text:p>24289042,5</text:p>
          </table:table-cell>
          <table:table-cell office:value-type="float" office:value="31048053.75" calcext:value-type="float">
            <text:p>31048053,75</text:p>
          </table:table-cell>
          <table:table-cell office:value-type="float" office:value="125605050.75" calcext:value-type="float">
            <text:p>125605050,75</text:p>
          </table:table-cell>
          <table:table-cell office:value-type="float" office:value="150877192.5" calcext:value-type="float">
            <text:p>150877192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5188.25" calcext:value-type="float">
            <text:p>24285188,25</text:p>
          </table:table-cell>
          <table:table-cell office:value-type="float" office:value="30532808.25" calcext:value-type="float">
            <text:p>30532808,25</text:p>
          </table:table-cell>
          <table:table-cell office:value-type="float" office:value="125643780" calcext:value-type="float">
            <text:p>125643780</text:p>
          </table:table-cell>
          <table:table-cell office:value-type="float" office:value="151313465.25" calcext:value-type="float">
            <text:p>15131346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865" calcext:value-type="float">
            <text:p>24290865</text:p>
          </table:table-cell>
          <table:table-cell office:value-type="float" office:value="31025880" calcext:value-type="float">
            <text:p>31025880</text:p>
          </table:table-cell>
          <table:table-cell office:value-type="float" office:value="125565043.5" calcext:value-type="float">
            <text:p>125565043,5</text:p>
          </table:table-cell>
          <table:table-cell office:value-type="float" office:value="151376919.75" calcext:value-type="float">
            <text:p>15137691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6522.75" calcext:value-type="float">
            <text:p>24306522,75</text:p>
          </table:table-cell>
          <table:table-cell office:value-type="float" office:value="30998605.5" calcext:value-type="float">
            <text:p>30998605,5</text:p>
          </table:table-cell>
          <table:table-cell office:value-type="float" office:value="125714677.5" calcext:value-type="float">
            <text:p>125714677,5</text:p>
          </table:table-cell>
          <table:table-cell office:value-type="float" office:value="151269097.5" calcext:value-type="float">
            <text:p>15126909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1432.25" calcext:value-type="float">
            <text:p>24311432,25</text:p>
          </table:table-cell>
          <table:table-cell office:value-type="float" office:value="31043128.5" calcext:value-type="float">
            <text:p>31043128,5</text:p>
          </table:table-cell>
          <table:table-cell office:value-type="float" office:value="125569946.25" calcext:value-type="float">
            <text:p>125569946,25</text:p>
          </table:table-cell>
          <table:table-cell office:value-type="float" office:value="150913219.5" calcext:value-type="float">
            <text:p>150913219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854.25" calcext:value-type="float">
            <text:p>24294854,25</text:p>
          </table:table-cell>
          <table:table-cell office:value-type="float" office:value="30544281" calcext:value-type="float">
            <text:p>30544281</text:p>
          </table:table-cell>
          <table:table-cell office:value-type="float" office:value="125570961" calcext:value-type="float">
            <text:p>125570961</text:p>
          </table:table-cell>
          <table:table-cell office:value-type="float" office:value="151298446.5" calcext:value-type="float">
            <text:p>15129844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3575.25" calcext:value-type="float">
            <text:p>24303575,25</text:p>
          </table:table-cell>
          <table:table-cell office:value-type="float" office:value="31027594.5" calcext:value-type="float">
            <text:p>31027594,5</text:p>
          </table:table-cell>
          <table:table-cell office:value-type="float" office:value="125625773.25" calcext:value-type="float">
            <text:p>125625773,25</text:p>
          </table:table-cell>
          <table:table-cell office:value-type="float" office:value="151397149.5" calcext:value-type="float">
            <text:p>151397149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331.25" calcext:value-type="float">
            <text:p>24295331,25</text:p>
          </table:table-cell>
          <table:table-cell office:value-type="float" office:value="31066533" calcext:value-type="float">
            <text:p>31066533</text:p>
          </table:table-cell>
          <table:table-cell office:value-type="float" office:value="125647069.5" calcext:value-type="float">
            <text:p>125647069,5</text:p>
          </table:table-cell>
          <table:table-cell office:value-type="float" office:value="151283553.75" calcext:value-type="float">
            <text:p>15128355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4834.25" calcext:value-type="float">
            <text:p>24314834,25</text:p>
          </table:table-cell>
          <table:table-cell office:value-type="float" office:value="31029252.75" calcext:value-type="float">
            <text:p>31029252,75</text:p>
          </table:table-cell>
          <table:table-cell office:value-type="float" office:value="125690177.25" calcext:value-type="float">
            <text:p>125690177,25</text:p>
          </table:table-cell>
          <table:table-cell office:value-type="float" office:value="151330401" calcext:value-type="float">
            <text:p>15133040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0849.5" calcext:value-type="float">
            <text:p>24310849,5</text:p>
          </table:table-cell>
          <table:table-cell office:value-type="float" office:value="30540388.5" calcext:value-type="float">
            <text:p>30540388,5</text:p>
          </table:table-cell>
          <table:table-cell office:value-type="float" office:value="125765543.25" calcext:value-type="float">
            <text:p>125765543,25</text:p>
          </table:table-cell>
          <table:table-cell office:value-type="float" office:value="150751851.75" calcext:value-type="float">
            <text:p>15075185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128.5" calcext:value-type="float">
            <text:p>24302128,5</text:p>
          </table:table-cell>
          <table:table-cell office:value-type="float" office:value="31058300.25" calcext:value-type="float">
            <text:p>31058300,25</text:p>
          </table:table-cell>
          <table:table-cell office:value-type="float" office:value="125668804.5" calcext:value-type="float">
            <text:p>125668804,5</text:p>
          </table:table-cell>
          <table:table-cell office:value-type="float" office:value="151355947.5" calcext:value-type="float">
            <text:p>15135594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287" calcext:value-type="float">
            <text:p>24292287</text:p>
          </table:table-cell>
          <table:table-cell office:value-type="float" office:value="31031329.5" calcext:value-type="float">
            <text:p>31031329,5</text:p>
          </table:table-cell>
          <table:table-cell office:value-type="float" office:value="125629078.5" calcext:value-type="float">
            <text:p>125629078,5</text:p>
          </table:table-cell>
          <table:table-cell office:value-type="float" office:value="151325808.75" calcext:value-type="float">
            <text:p>15132580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0814.5" calcext:value-type="float">
            <text:p>24300814,5</text:p>
          </table:table-cell>
          <table:table-cell office:value-type="float" office:value="31072034.25" calcext:value-type="float">
            <text:p>31072034,25</text:p>
          </table:table-cell>
          <table:table-cell office:value-type="float" office:value="125648955" calcext:value-type="float">
            <text:p>125648955</text:p>
          </table:table-cell>
          <table:table-cell office:value-type="float" office:value="151325779.5" calcext:value-type="float">
            <text:p>151325779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3396.25" calcext:value-type="float">
            <text:p>24293396,25</text:p>
          </table:table-cell>
          <table:table-cell office:value-type="float" office:value="30553854.75" calcext:value-type="float">
            <text:p>30553854,75</text:p>
          </table:table-cell>
          <table:table-cell office:value-type="float" office:value="125611087.5" calcext:value-type="float">
            <text:p>125611087,5</text:p>
          </table:table-cell>
          <table:table-cell office:value-type="float" office:value="150879948.75" calcext:value-type="float">
            <text:p>15087994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2988.5" calcext:value-type="float">
            <text:p>24342988,5</text:p>
          </table:table-cell>
          <table:table-cell office:value-type="float" office:value="31010163.75" calcext:value-type="float">
            <text:p>31010163,75</text:p>
          </table:table-cell>
          <table:table-cell office:value-type="float" office:value="125627100.75" calcext:value-type="float">
            <text:p>125627100,75</text:p>
          </table:table-cell>
          <table:table-cell office:value-type="float" office:value="151400029.5" calcext:value-type="float">
            <text:p>151400029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7995.25" calcext:value-type="float">
            <text:p>24297995,25</text:p>
          </table:table-cell>
          <table:table-cell office:value-type="float" office:value="31035228.75" calcext:value-type="float">
            <text:p>31035228,75</text:p>
          </table:table-cell>
          <table:table-cell office:value-type="float" office:value="125709534" calcext:value-type="float">
            <text:p>125709534</text:p>
          </table:table-cell>
          <table:table-cell office:value-type="float" office:value="151293224.25" calcext:value-type="float">
            <text:p>15129322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6634" calcext:value-type="float">
            <text:p>24296634</text:p>
          </table:table-cell>
          <table:table-cell office:value-type="float" office:value="31077549" calcext:value-type="float">
            <text:p>31077549</text:p>
          </table:table-cell>
          <table:table-cell office:value-type="float" office:value="125682954.75" calcext:value-type="float">
            <text:p>125682954,75</text:p>
          </table:table-cell>
          <table:table-cell office:value-type="float" office:value="151291469.25" calcext:value-type="float">
            <text:p>151291469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5987.25" calcext:value-type="float">
            <text:p>24305987,25</text:p>
          </table:table-cell>
          <table:table-cell office:value-type="float" office:value="31052124" calcext:value-type="float">
            <text:p>31052124</text:p>
          </table:table-cell>
          <table:table-cell office:value-type="float" office:value="125647260.75" calcext:value-type="float">
            <text:p>125647260,75</text:p>
          </table:table-cell>
          <table:table-cell office:value-type="float" office:value="151341549.75" calcext:value-type="float">
            <text:p>15134154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488.75" calcext:value-type="float">
            <text:p>24295488,75</text:p>
          </table:table-cell>
          <table:table-cell office:value-type="float" office:value="30538075.5" calcext:value-type="float">
            <text:p>30538075,5</text:p>
          </table:table-cell>
          <table:table-cell office:value-type="float" office:value="125783617.5" calcext:value-type="float">
            <text:p>125783617,5</text:p>
          </table:table-cell>
          <table:table-cell office:value-type="float" office:value="150814352.25" calcext:value-type="float">
            <text:p>15081435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5753" calcext:value-type="float">
            <text:p>24285753</text:p>
          </table:table-cell>
          <table:table-cell office:value-type="float" office:value="31021024.5" calcext:value-type="float">
            <text:p>31021024,5</text:p>
          </table:table-cell>
          <table:table-cell office:value-type="float" office:value="125781867" calcext:value-type="float">
            <text:p>125781867</text:p>
          </table:table-cell>
          <table:table-cell office:value-type="float" office:value="151249468.5" calcext:value-type="float">
            <text:p>15124946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9573.75" calcext:value-type="float">
            <text:p>24309573,75</text:p>
          </table:table-cell>
          <table:table-cell office:value-type="float" office:value="31038891.75" calcext:value-type="float">
            <text:p>31038891,75</text:p>
          </table:table-cell>
          <table:table-cell office:value-type="float" office:value="125628835.5" calcext:value-type="float">
            <text:p>125628835,5</text:p>
          </table:table-cell>
          <table:table-cell office:value-type="float" office:value="151249443.75" calcext:value-type="float">
            <text:p>15124944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3826" calcext:value-type="float">
            <text:p>24293826</text:p>
          </table:table-cell>
          <table:table-cell office:value-type="float" office:value="31050456.75" calcext:value-type="float">
            <text:p>31050456,75</text:p>
          </table:table-cell>
          <table:table-cell office:value-type="float" office:value="125801428.5" calcext:value-type="float">
            <text:p>125801428,5</text:p>
          </table:table-cell>
          <table:table-cell office:value-type="float" office:value="151365501" calcext:value-type="float">
            <text:p>15136550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475" calcext:value-type="float">
            <text:p>24302475</text:p>
          </table:table-cell>
          <table:table-cell office:value-type="float" office:value="30557544.75" calcext:value-type="float">
            <text:p>30557544,75</text:p>
          </table:table-cell>
          <table:table-cell office:value-type="float" office:value="125677199.25" calcext:value-type="float">
            <text:p>125677199,25</text:p>
          </table:table-cell>
          <table:table-cell office:value-type="float" office:value="150851976.75" calcext:value-type="float">
            <text:p>15085197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4761" calcext:value-type="float">
            <text:p>24304761</text:p>
          </table:table-cell>
          <table:table-cell office:value-type="float" office:value="31089690" calcext:value-type="float">
            <text:p>31089690</text:p>
          </table:table-cell>
          <table:table-cell office:value-type="float" office:value="125905101.75" calcext:value-type="float">
            <text:p>125905101,75</text:p>
          </table:table-cell>
          <table:table-cell office:value-type="float" office:value="151290735.75" calcext:value-type="float">
            <text:p>15129073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029.5" calcext:value-type="float">
            <text:p>24302029,5</text:p>
          </table:table-cell>
          <table:table-cell office:value-type="float" office:value="31139185.5" calcext:value-type="float">
            <text:p>31139185,5</text:p>
          </table:table-cell>
          <table:table-cell office:value-type="float" office:value="125622279" calcext:value-type="float">
            <text:p>125622279</text:p>
          </table:table-cell>
          <table:table-cell office:value-type="float" office:value="151417392.75" calcext:value-type="float">
            <text:p>15141739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215.75" calcext:value-type="float">
            <text:p>24298215,75</text:p>
          </table:table-cell>
          <table:table-cell office:value-type="float" office:value="31188278.25" calcext:value-type="float">
            <text:p>31188278,25</text:p>
          </table:table-cell>
          <table:table-cell office:value-type="float" office:value="125660427.75" calcext:value-type="float">
            <text:p>125660427,75</text:p>
          </table:table-cell>
          <table:table-cell office:value-type="float" office:value="151369985.25" calcext:value-type="float">
            <text:p>15136998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820.5" calcext:value-type="float">
            <text:p>24294820,5</text:p>
          </table:table-cell>
          <table:table-cell office:value-type="float" office:value="30631578.75" calcext:value-type="float">
            <text:p>30631578,75</text:p>
          </table:table-cell>
          <table:table-cell office:value-type="float" office:value="125785950.75" calcext:value-type="float">
            <text:p>125785950,75</text:p>
          </table:table-cell>
          <table:table-cell office:value-type="float" office:value="150932731.5" calcext:value-type="float">
            <text:p>15093273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123" calcext:value-type="float">
            <text:p>24294123</text:p>
          </table:table-cell>
          <table:table-cell office:value-type="float" office:value="31134685.5" calcext:value-type="float">
            <text:p>31134685,5</text:p>
          </table:table-cell>
          <table:table-cell office:value-type="float" office:value="125728359.75" calcext:value-type="float">
            <text:p>125728359,75</text:p>
          </table:table-cell>
          <table:table-cell office:value-type="float" office:value="151230087" calcext:value-type="float">
            <text:p>151230087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7381" calcext:value-type="float">
            <text:p>24297381</text:p>
          </table:table-cell>
          <table:table-cell office:value-type="float" office:value="31137437.25" calcext:value-type="float">
            <text:p>31137437,25</text:p>
          </table:table-cell>
          <table:table-cell office:value-type="float" office:value="125686941.75" calcext:value-type="float">
            <text:p>125686941,75</text:p>
          </table:table-cell>
          <table:table-cell office:value-type="float" office:value="151347107.25" calcext:value-type="float">
            <text:p>15134710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82525.5" calcext:value-type="float">
            <text:p>24382525,5</text:p>
          </table:table-cell>
          <table:table-cell office:value-type="float" office:value="31097119.5" calcext:value-type="float">
            <text:p>31097119,5</text:p>
          </table:table-cell>
          <table:table-cell office:value-type="float" office:value="125663519.25" calcext:value-type="float">
            <text:p>125663519,25</text:p>
          </table:table-cell>
          <table:table-cell office:value-type="float" office:value="151322429.25" calcext:value-type="float">
            <text:p>151322429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0888.75" calcext:value-type="float">
            <text:p>24300888,75</text:p>
          </table:table-cell>
          <table:table-cell office:value-type="float" office:value="31058464.5" calcext:value-type="float">
            <text:p>31058464,5</text:p>
          </table:table-cell>
          <table:table-cell office:value-type="float" office:value="125760334.5" calcext:value-type="float">
            <text:p>125760334,5</text:p>
          </table:table-cell>
          <table:table-cell office:value-type="float" office:value="151267914" calcext:value-type="float">
            <text:p>15126791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8617.5" calcext:value-type="float">
            <text:p>24308617,5</text:p>
          </table:table-cell>
          <table:table-cell office:value-type="float" office:value="30497494.5" calcext:value-type="float">
            <text:p>30497494,5</text:p>
          </table:table-cell>
          <table:table-cell office:value-type="float" office:value="125812779.75" calcext:value-type="float">
            <text:p>125812779,75</text:p>
          </table:table-cell>
          <table:table-cell office:value-type="float" office:value="150987024" calcext:value-type="float">
            <text:p>15098702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3423.5" calcext:value-type="float">
            <text:p>24313423,5</text:p>
          </table:table-cell>
          <table:table-cell office:value-type="float" office:value="30962666.25" calcext:value-type="float">
            <text:p>30962666,25</text:p>
          </table:table-cell>
          <table:table-cell office:value-type="float" office:value="125916237" calcext:value-type="float">
            <text:p>125916237</text:p>
          </table:table-cell>
          <table:table-cell office:value-type="float" office:value="151372923.75" calcext:value-type="float">
            <text:p>15137292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7417.25" calcext:value-type="float">
            <text:p>24317417,25</text:p>
          </table:table-cell>
          <table:table-cell office:value-type="float" office:value="31039222.5" calcext:value-type="float">
            <text:p>31039222,5</text:p>
          </table:table-cell>
          <table:table-cell office:value-type="float" office:value="125713176.75" calcext:value-type="float">
            <text:p>125713176,75</text:p>
          </table:table-cell>
          <table:table-cell office:value-type="float" office:value="151404093" calcext:value-type="float">
            <text:p>151404093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7107.75" calcext:value-type="float">
            <text:p>24307107,75</text:p>
          </table:table-cell>
          <table:table-cell office:value-type="float" office:value="31071912.75" calcext:value-type="float">
            <text:p>31071912,75</text:p>
          </table:table-cell>
          <table:table-cell office:value-type="float" office:value="125537859" calcext:value-type="float">
            <text:p>125537859</text:p>
          </table:table-cell>
          <table:table-cell office:value-type="float" office:value="151327138.5" calcext:value-type="float">
            <text:p>15132713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3280.5" calcext:value-type="float">
            <text:p>24303280,5</text:p>
          </table:table-cell>
          <table:table-cell office:value-type="float" office:value="30581604" calcext:value-type="float">
            <text:p>30581604</text:p>
          </table:table-cell>
          <table:table-cell office:value-type="float" office:value="125665614" calcext:value-type="float">
            <text:p>125665614</text:p>
          </table:table-cell>
          <table:table-cell office:value-type="float" office:value="151341999.75" calcext:value-type="float">
            <text:p>15134199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994.75" calcext:value-type="float">
            <text:p>24302994,75</text:p>
          </table:table-cell>
          <table:table-cell office:value-type="float" office:value="31126423.5" calcext:value-type="float">
            <text:p>31126423,5</text:p>
          </table:table-cell>
          <table:table-cell office:value-type="float" office:value="125736619.5" calcext:value-type="float">
            <text:p>125736619,5</text:p>
          </table:table-cell>
          <table:table-cell office:value-type="float" office:value="151310646" calcext:value-type="float">
            <text:p>15131064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7109.75" calcext:value-type="float">
            <text:p>24287109,75</text:p>
          </table:table-cell>
          <table:table-cell office:value-type="float" office:value="31025360.25" calcext:value-type="float">
            <text:p>31025360,25</text:p>
          </table:table-cell>
          <table:table-cell office:value-type="float" office:value="125535622.5" calcext:value-type="float">
            <text:p>125535622,5</text:p>
          </table:table-cell>
          <table:table-cell office:value-type="float" office:value="151433169.75" calcext:value-type="float">
            <text:p>15143316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354.5" calcext:value-type="float">
            <text:p>24292354,5</text:p>
          </table:table-cell>
          <table:table-cell office:value-type="float" office:value="31022439.75" calcext:value-type="float">
            <text:p>31022439,75</text:p>
          </table:table-cell>
          <table:table-cell office:value-type="float" office:value="125869567.5" calcext:value-type="float">
            <text:p>125869567,5</text:p>
          </table:table-cell>
          <table:table-cell office:value-type="float" office:value="151370075.25" calcext:value-type="float">
            <text:p>15137007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0126" calcext:value-type="float">
            <text:p>24300126</text:p>
          </table:table-cell>
          <table:table-cell office:value-type="float" office:value="30554284.5" calcext:value-type="float">
            <text:p>30554284,5</text:p>
          </table:table-cell>
          <table:table-cell office:value-type="float" office:value="125490687.75" calcext:value-type="float">
            <text:p>125490687,75</text:p>
          </table:table-cell>
          <table:table-cell office:value-type="float" office:value="151459404.75" calcext:value-type="float">
            <text:p>151459404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545" calcext:value-type="float">
            <text:p>24295545</text:p>
          </table:table-cell>
          <table:table-cell office:value-type="float" office:value="31030233.75" calcext:value-type="float">
            <text:p>31030233,75</text:p>
          </table:table-cell>
          <table:table-cell office:value-type="float" office:value="125860711.5" calcext:value-type="float">
            <text:p>125860711,5</text:p>
          </table:table-cell>
          <table:table-cell office:value-type="float" office:value="150857826.75" calcext:value-type="float">
            <text:p>15085782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850.5" calcext:value-type="float">
            <text:p>24291850,5</text:p>
          </table:table-cell>
          <table:table-cell office:value-type="float" office:value="31045837.5" calcext:value-type="float">
            <text:p>31045837,5</text:p>
          </table:table-cell>
          <table:table-cell office:value-type="float" office:value="125676695.25" calcext:value-type="float">
            <text:p>125676695,25</text:p>
          </table:table-cell>
          <table:table-cell office:value-type="float" office:value="151332225.75" calcext:value-type="float">
            <text:p>15133222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8286.5" calcext:value-type="float">
            <text:p>24288286,5</text:p>
          </table:table-cell>
          <table:table-cell office:value-type="float" office:value="31034909.25" calcext:value-type="float">
            <text:p>31034909,25</text:p>
          </table:table-cell>
          <table:table-cell office:value-type="float" office:value="125848633.5" calcext:value-type="float">
            <text:p>125848633,5</text:p>
          </table:table-cell>
          <table:table-cell office:value-type="float" office:value="151318761.75" calcext:value-type="float">
            <text:p>15131876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263.5" calcext:value-type="float">
            <text:p>24302263,5</text:p>
          </table:table-cell>
          <table:table-cell office:value-type="float" office:value="31076946" calcext:value-type="float">
            <text:p>31076946</text:p>
          </table:table-cell>
          <table:table-cell office:value-type="float" office:value="125597002.5" calcext:value-type="float">
            <text:p>125597002,5</text:p>
          </table:table-cell>
          <table:table-cell office:value-type="float" office:value="151328124" calcext:value-type="float">
            <text:p>15132812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955.25" calcext:value-type="float">
            <text:p>24292955,25</text:p>
          </table:table-cell>
          <table:table-cell office:value-type="float" office:value="30520012.5" calcext:value-type="float">
            <text:p>30520012,5</text:p>
          </table:table-cell>
          <table:table-cell office:value-type="float" office:value="125710254" calcext:value-type="float">
            <text:p>125710254</text:p>
          </table:table-cell>
          <table:table-cell office:value-type="float" office:value="150895242" calcext:value-type="float">
            <text:p>150895242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7033.5" calcext:value-type="float">
            <text:p>24307033,5</text:p>
          </table:table-cell>
          <table:table-cell office:value-type="float" office:value="31043720.25" calcext:value-type="float">
            <text:p>31043720,25</text:p>
          </table:table-cell>
          <table:table-cell office:value-type="float" office:value="125742953.25" calcext:value-type="float">
            <text:p>125742953,25</text:p>
          </table:table-cell>
          <table:table-cell office:value-type="float" office:value="151360002" calcext:value-type="float">
            <text:p>151360002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8435.25" calcext:value-type="float">
            <text:p>24308435,25</text:p>
          </table:table-cell>
          <table:table-cell office:value-type="float" office:value="31018362.75" calcext:value-type="float">
            <text:p>31018362,75</text:p>
          </table:table-cell>
          <table:table-cell office:value-type="float" office:value="125700241.5" calcext:value-type="float">
            <text:p>125700241,5</text:p>
          </table:table-cell>
          <table:table-cell office:value-type="float" office:value="151227546.75" calcext:value-type="float">
            <text:p>15122754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974.5" calcext:value-type="float">
            <text:p>24302974,5</text:p>
          </table:table-cell>
          <table:table-cell office:value-type="float" office:value="31015818" calcext:value-type="float">
            <text:p>31015818</text:p>
          </table:table-cell>
          <table:table-cell office:value-type="float" office:value="125704455.75" calcext:value-type="float">
            <text:p>125704455,75</text:p>
          </table:table-cell>
          <table:table-cell office:value-type="float" office:value="151387620.75" calcext:value-type="float">
            <text:p>151387620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9946" calcext:value-type="float">
            <text:p>24299946</text:p>
          </table:table-cell>
          <table:table-cell office:value-type="float" office:value="30555312.75" calcext:value-type="float">
            <text:p>30555312,75</text:p>
          </table:table-cell>
          <table:table-cell office:value-type="float" office:value="125678931.75" calcext:value-type="float">
            <text:p>125678931,75</text:p>
          </table:table-cell>
          <table:table-cell office:value-type="float" office:value="151369386.75" calcext:value-type="float">
            <text:p>15136938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743.5" calcext:value-type="float">
            <text:p>24290743,5</text:p>
          </table:table-cell>
          <table:table-cell office:value-type="float" office:value="31066256.25" calcext:value-type="float">
            <text:p>31066256,25</text:p>
          </table:table-cell>
          <table:table-cell office:value-type="float" office:value="125632257.75" calcext:value-type="float">
            <text:p>125632257,75</text:p>
          </table:table-cell>
          <table:table-cell office:value-type="float" office:value="150872161.5" calcext:value-type="float">
            <text:p>15087216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9744.75" calcext:value-type="float">
            <text:p>24309744,75</text:p>
          </table:table-cell>
          <table:table-cell office:value-type="float" office:value="31022248.5" calcext:value-type="float">
            <text:p>31022248,5</text:p>
          </table:table-cell>
          <table:table-cell office:value-type="float" office:value="125763057" calcext:value-type="float">
            <text:p>125763057</text:p>
          </table:table-cell>
          <table:table-cell office:value-type="float" office:value="151297791.75" calcext:value-type="float">
            <text:p>15129779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8597.25" calcext:value-type="float">
            <text:p>24308597,25</text:p>
          </table:table-cell>
          <table:table-cell office:value-type="float" office:value="31022304.75" calcext:value-type="float">
            <text:p>31022304,75</text:p>
          </table:table-cell>
          <table:table-cell office:value-type="float" office:value="125627505.75" calcext:value-type="float">
            <text:p>125627505,75</text:p>
          </table:table-cell>
          <table:table-cell office:value-type="float" office:value="151307532" calcext:value-type="float">
            <text:p>151307532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436.25" calcext:value-type="float">
            <text:p>24298436,25</text:p>
          </table:table-cell>
          <table:table-cell office:value-type="float" office:value="30565858.5" calcext:value-type="float">
            <text:p>30565858,5</text:p>
          </table:table-cell>
          <table:table-cell office:value-type="float" office:value="125811049.5" calcext:value-type="float">
            <text:p>125811049,5</text:p>
          </table:table-cell>
          <table:table-cell office:value-type="float" office:value="151287158.25" calcext:value-type="float">
            <text:p>151287158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5690" calcext:value-type="float">
            <text:p>24285690</text:p>
          </table:table-cell>
          <table:table-cell office:value-type="float" office:value="31033311.75" calcext:value-type="float">
            <text:p>31033311,75</text:p>
          </table:table-cell>
          <table:table-cell office:value-type="float" office:value="125582649.75" calcext:value-type="float">
            <text:p>125582649,75</text:p>
          </table:table-cell>
          <table:table-cell office:value-type="float" office:value="150849780.75" calcext:value-type="float">
            <text:p>150849780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042.5" calcext:value-type="float">
            <text:p>24298042,5</text:p>
          </table:table-cell>
          <table:table-cell office:value-type="float" office:value="31027482" calcext:value-type="float">
            <text:p>31027482</text:p>
          </table:table-cell>
          <table:table-cell office:value-type="float" office:value="125558572.5" calcext:value-type="float">
            <text:p>125558572,5</text:p>
          </table:table-cell>
          <table:table-cell office:value-type="float" office:value="151281965.25" calcext:value-type="float">
            <text:p>15128196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3867.5" calcext:value-type="float">
            <text:p>24283867,5</text:p>
          </table:table-cell>
          <table:table-cell office:value-type="float" office:value="30957801.75" calcext:value-type="float">
            <text:p>30957801,75</text:p>
          </table:table-cell>
          <table:table-cell office:value-type="float" office:value="125825220" calcext:value-type="float">
            <text:p>125825220</text:p>
          </table:table-cell>
          <table:table-cell office:value-type="float" office:value="151279776" calcext:value-type="float">
            <text:p>15127977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341" calcext:value-type="float">
            <text:p>24292341</text:p>
          </table:table-cell>
          <table:table-cell office:value-type="float" office:value="31091598" calcext:value-type="float">
            <text:p>31091598</text:p>
          </table:table-cell>
          <table:table-cell office:value-type="float" office:value="125694283.5" calcext:value-type="float">
            <text:p>125694283,5</text:p>
          </table:table-cell>
          <table:table-cell office:value-type="float" office:value="151352091" calcext:value-type="float">
            <text:p>151352091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6346.25" calcext:value-type="float">
            <text:p>24316346,25</text:p>
          </table:table-cell>
          <table:table-cell office:value-type="float" office:value="30539965.5" calcext:value-type="float">
            <text:p>30539965,5</text:p>
          </table:table-cell>
          <table:table-cell office:value-type="float" office:value="125609028.75" calcext:value-type="float">
            <text:p>125609028,75</text:p>
          </table:table-cell>
          <table:table-cell office:value-type="float" office:value="150854046.75" calcext:value-type="float">
            <text:p>15085404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3906.5" calcext:value-type="float">
            <text:p>24343906,5</text:p>
          </table:table-cell>
          <table:table-cell office:value-type="float" office:value="31070904.75" calcext:value-type="float">
            <text:p>31070904,75</text:p>
          </table:table-cell>
          <table:table-cell office:value-type="float" office:value="125783142.75" calcext:value-type="float">
            <text:p>125783142,75</text:p>
          </table:table-cell>
          <table:table-cell office:value-type="float" office:value="151324652.25" calcext:value-type="float">
            <text:p>15132465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092.25" calcext:value-type="float">
            <text:p>24291092,25</text:p>
          </table:table-cell>
          <table:table-cell office:value-type="float" office:value="31080100.5" calcext:value-type="float">
            <text:p>31080100,5</text:p>
          </table:table-cell>
          <table:table-cell office:value-type="float" office:value="125587809" calcext:value-type="float">
            <text:p>125587809</text:p>
          </table:table-cell>
          <table:table-cell office:value-type="float" office:value="151480737" calcext:value-type="float">
            <text:p>151480737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0901.25" calcext:value-type="float">
            <text:p>24310901,25</text:p>
          </table:table-cell>
          <table:table-cell office:value-type="float" office:value="31063608" calcext:value-type="float">
            <text:p>31063608</text:p>
          </table:table-cell>
          <table:table-cell office:value-type="float" office:value="125600249.25" calcext:value-type="float">
            <text:p>125600249,25</text:p>
          </table:table-cell>
          <table:table-cell office:value-type="float" office:value="151388595" calcext:value-type="float">
            <text:p>15138859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2035.25" calcext:value-type="float">
            <text:p>24312035,25</text:p>
          </table:table-cell>
          <table:table-cell office:value-type="float" office:value="30551109.75" calcext:value-type="float">
            <text:p>30551109,75</text:p>
          </table:table-cell>
          <table:table-cell office:value-type="float" office:value="125657831.25" calcext:value-type="float">
            <text:p>125657831,25</text:p>
          </table:table-cell>
          <table:table-cell office:value-type="float" office:value="151303968" calcext:value-type="float">
            <text:p>151303968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6185" calcext:value-type="float">
            <text:p>24286185</text:p>
          </table:table-cell>
          <table:table-cell office:value-type="float" office:value="31025785.5" calcext:value-type="float">
            <text:p>31025785,5</text:p>
          </table:table-cell>
          <table:table-cell office:value-type="float" office:value="125738610.75" calcext:value-type="float">
            <text:p>125738610,75</text:p>
          </table:table-cell>
          <table:table-cell office:value-type="float" office:value="150984132.75" calcext:value-type="float">
            <text:p>15098413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6928.75" calcext:value-type="float">
            <text:p>24296928,75</text:p>
          </table:table-cell>
          <table:table-cell office:value-type="float" office:value="31040509.5" calcext:value-type="float">
            <text:p>31040509,5</text:p>
          </table:table-cell>
          <table:table-cell office:value-type="float" office:value="125559423" calcext:value-type="float">
            <text:p>125559423</text:p>
          </table:table-cell>
          <table:table-cell office:value-type="float" office:value="151357034.25" calcext:value-type="float">
            <text:p>15135703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8118" calcext:value-type="float">
            <text:p>24308118</text:p>
          </table:table-cell>
          <table:table-cell office:value-type="float" office:value="31042440" calcext:value-type="float">
            <text:p>31042440</text:p>
          </table:table-cell>
          <table:table-cell office:value-type="float" office:value="125677570.5" calcext:value-type="float">
            <text:p>125677570,5</text:p>
          </table:table-cell>
          <table:table-cell office:value-type="float" office:value="151322114.25" calcext:value-type="float">
            <text:p>15132211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560.75" calcext:value-type="float">
            <text:p>24295560,75</text:p>
          </table:table-cell>
          <table:table-cell office:value-type="float" office:value="30541680" calcext:value-type="float">
            <text:p>30541680</text:p>
          </table:table-cell>
          <table:table-cell office:value-type="float" office:value="125624832.75" calcext:value-type="float">
            <text:p>125624832,75</text:p>
          </table:table-cell>
          <table:table-cell office:value-type="float" office:value="151302390.75" calcext:value-type="float">
            <text:p>151302390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307.25" calcext:value-type="float">
            <text:p>24292307,25</text:p>
          </table:table-cell>
          <table:table-cell office:value-type="float" office:value="31042102.5" calcext:value-type="float">
            <text:p>31042102,5</text:p>
          </table:table-cell>
          <table:table-cell office:value-type="float" office:value="125443199.25" calcext:value-type="float">
            <text:p>125443199,25</text:p>
          </table:table-cell>
          <table:table-cell office:value-type="float" office:value="150850518.75" calcext:value-type="float">
            <text:p>15085051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3171.25" calcext:value-type="float">
            <text:p>24293171,25</text:p>
          </table:table-cell>
          <table:table-cell office:value-type="float" office:value="31408647.75" calcext:value-type="float">
            <text:p>31408647,75</text:p>
          </table:table-cell>
          <table:table-cell office:value-type="float" office:value="125595850.5" calcext:value-type="float">
            <text:p>125595850,5</text:p>
          </table:table-cell>
          <table:table-cell office:value-type="float" office:value="151376937.75" calcext:value-type="float">
            <text:p>15137693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4600.25" calcext:value-type="float">
            <text:p>24314600,25</text:p>
          </table:table-cell>
          <table:table-cell office:value-type="float" office:value="31061034" calcext:value-type="float">
            <text:p>31061034</text:p>
          </table:table-cell>
          <table:table-cell office:value-type="float" office:value="125777157.75" calcext:value-type="float">
            <text:p>125777157,75</text:p>
          </table:table-cell>
          <table:table-cell office:value-type="float" office:value="151349028.75" calcext:value-type="float">
            <text:p>151349028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1268" calcext:value-type="float">
            <text:p>24311268</text:p>
          </table:table-cell>
          <table:table-cell office:value-type="float" office:value="30554361" calcext:value-type="float">
            <text:p>30554361</text:p>
          </table:table-cell>
          <table:table-cell office:value-type="float" office:value="125923860" calcext:value-type="float">
            <text:p>125923860</text:p>
          </table:table-cell>
          <table:table-cell office:value-type="float" office:value="151260315.75" calcext:value-type="float">
            <text:p>15126031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74989" calcext:value-type="float">
            <text:p>24274989</text:p>
          </table:table-cell>
          <table:table-cell office:value-type="float" office:value="31020300" calcext:value-type="float">
            <text:p>31020300</text:p>
          </table:table-cell>
          <table:table-cell office:value-type="float" office:value="125716605.75" calcext:value-type="float">
            <text:p>125716605,75</text:p>
          </table:table-cell>
          <table:table-cell office:value-type="float" office:value="151391290.5" calcext:value-type="float">
            <text:p>151391290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735.75" calcext:value-type="float">
            <text:p>24291735,75</text:p>
          </table:table-cell>
          <table:table-cell office:value-type="float" office:value="31033728" calcext:value-type="float">
            <text:p>31033728</text:p>
          </table:table-cell>
          <table:table-cell office:value-type="float" office:value="125681361.75" calcext:value-type="float">
            <text:p>125681361,75</text:p>
          </table:table-cell>
          <table:table-cell office:value-type="float" office:value="150817666.5" calcext:value-type="float">
            <text:p>15081766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688.25" calcext:value-type="float">
            <text:p>24298688,25</text:p>
          </table:table-cell>
          <table:table-cell office:value-type="float" office:value="31078266.75" calcext:value-type="float">
            <text:p>31078266,75</text:p>
          </table:table-cell>
          <table:table-cell office:value-type="float" office:value="125593769.25" calcext:value-type="float">
            <text:p>125593769,25</text:p>
          </table:table-cell>
          <table:table-cell office:value-type="float" office:value="151240092.75" calcext:value-type="float">
            <text:p>15124009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1203.5" calcext:value-type="float">
            <text:p>24281203,5</text:p>
          </table:table-cell>
          <table:table-cell office:value-type="float" office:value="31043684.25" calcext:value-type="float">
            <text:p>31043684,25</text:p>
          </table:table-cell>
          <table:table-cell office:value-type="float" office:value="125598638.25" calcext:value-type="float">
            <text:p>125598638,25</text:p>
          </table:table-cell>
          <table:table-cell office:value-type="float" office:value="151384954.5" calcext:value-type="float">
            <text:p>151384954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178.75" calcext:value-type="float">
            <text:p>24290178,75</text:p>
          </table:table-cell>
          <table:table-cell office:value-type="float" office:value="30543900.75" calcext:value-type="float">
            <text:p>30543900,75</text:p>
          </table:table-cell>
          <table:table-cell office:value-type="float" office:value="125505371.25" calcext:value-type="float">
            <text:p>125505371,25</text:p>
          </table:table-cell>
          <table:table-cell office:value-type="float" office:value="151348261.5" calcext:value-type="float">
            <text:p>15134826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347" calcext:value-type="float">
            <text:p>24295347</text:p>
          </table:table-cell>
          <table:table-cell office:value-type="float" office:value="31007641.5" calcext:value-type="float">
            <text:p>31007641,5</text:p>
          </table:table-cell>
          <table:table-cell office:value-type="float" office:value="125693073" calcext:value-type="float">
            <text:p>125693073</text:p>
          </table:table-cell>
          <table:table-cell office:value-type="float" office:value="151015785.75" calcext:value-type="float">
            <text:p>15101578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183.75" calcext:value-type="float">
            <text:p>24294183,75</text:p>
          </table:table-cell>
          <table:table-cell office:value-type="float" office:value="31051289.25" calcext:value-type="float">
            <text:p>31051289,25</text:p>
          </table:table-cell>
          <table:table-cell office:value-type="float" office:value="125540741.25" calcext:value-type="float">
            <text:p>125540741,25</text:p>
          </table:table-cell>
          <table:table-cell office:value-type="float" office:value="151330500" calcext:value-type="float">
            <text:p>151330500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9147.75" calcext:value-type="float">
            <text:p>24339147,75</text:p>
          </table:table-cell>
          <table:table-cell office:value-type="float" office:value="31004230.5" calcext:value-type="float">
            <text:p>31004230,5</text:p>
          </table:table-cell>
          <table:table-cell office:value-type="float" office:value="125689398.75" calcext:value-type="float">
            <text:p>125689398,75</text:p>
          </table:table-cell>
          <table:table-cell office:value-type="float" office:value="151337299.5" calcext:value-type="float">
            <text:p>151337299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0703.5" calcext:value-type="float">
            <text:p>24330703,5</text:p>
          </table:table-cell>
          <table:table-cell office:value-type="float" office:value="30578789.25" calcext:value-type="float">
            <text:p>30578789,25</text:p>
          </table:table-cell>
          <table:table-cell office:value-type="float" office:value="125450455.5" calcext:value-type="float">
            <text:p>125450455,5</text:p>
          </table:table-cell>
          <table:table-cell office:value-type="float" office:value="151426449" calcext:value-type="float">
            <text:p>151426449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40065.75" calcext:value-type="float">
            <text:p>24340065,75</text:p>
          </table:table-cell>
          <table:table-cell office:value-type="float" office:value="30920577.75" calcext:value-type="float">
            <text:p>30920577,75</text:p>
          </table:table-cell>
          <table:table-cell office:value-type="float" office:value="125662173.75" calcext:value-type="float">
            <text:p>125662173,75</text:p>
          </table:table-cell>
          <table:table-cell office:value-type="float" office:value="151393043.25" calcext:value-type="float">
            <text:p>151393043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2834" calcext:value-type="float">
            <text:p>24312834</text:p>
          </table:table-cell>
          <table:table-cell office:value-type="float" office:value="31018365" calcext:value-type="float">
            <text:p>31018365</text:p>
          </table:table-cell>
          <table:table-cell office:value-type="float" office:value="125399328.75" calcext:value-type="float">
            <text:p>125399328,75</text:p>
          </table:table-cell>
          <table:table-cell office:value-type="float" office:value="150919809.75" calcext:value-type="float">
            <text:p>150919809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185.75" calcext:value-type="float">
            <text:p>24292185,75</text:p>
          </table:table-cell>
          <table:table-cell office:value-type="float" office:value="31024262.25" calcext:value-type="float">
            <text:p>31024262,25</text:p>
          </table:table-cell>
          <table:table-cell office:value-type="float" office:value="125751856.5" calcext:value-type="float">
            <text:p>125751856,5</text:p>
          </table:table-cell>
          <table:table-cell office:value-type="float" office:value="151352156.25" calcext:value-type="float">
            <text:p>151352156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7570" calcext:value-type="float">
            <text:p>24297570</text:p>
          </table:table-cell>
          <table:table-cell office:value-type="float" office:value="30491514" calcext:value-type="float">
            <text:p>30491514</text:p>
          </table:table-cell>
          <table:table-cell office:value-type="float" office:value="125721351" calcext:value-type="float">
            <text:p>125721351</text:p>
          </table:table-cell>
          <table:table-cell office:value-type="float" office:value="151386824.25" calcext:value-type="float">
            <text:p>15138682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9116.75" calcext:value-type="float">
            <text:p>24289116,75</text:p>
          </table:table-cell>
          <table:table-cell office:value-type="float" office:value="31039591.5" calcext:value-type="float">
            <text:p>31039591,5</text:p>
          </table:table-cell>
          <table:table-cell office:value-type="float" office:value="125881416" calcext:value-type="float">
            <text:p>125881416</text:p>
          </table:table-cell>
          <table:table-cell office:value-type="float" office:value="151434402.75" calcext:value-type="float">
            <text:p>15143440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6738.75" calcext:value-type="float">
            <text:p>24306738,75</text:p>
          </table:table-cell>
          <table:table-cell office:value-type="float" office:value="31055933.25" calcext:value-type="float">
            <text:p>31055933,25</text:p>
          </table:table-cell>
          <table:table-cell office:value-type="float" office:value="125749680.75" calcext:value-type="float">
            <text:p>125749680,75</text:p>
          </table:table-cell>
          <table:table-cell office:value-type="float" office:value="150965028" calcext:value-type="float">
            <text:p>150965028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960.75" calcext:value-type="float">
            <text:p>24291960,75</text:p>
          </table:table-cell>
          <table:table-cell office:value-type="float" office:value="31006363.5" calcext:value-type="float">
            <text:p>31006363,5</text:p>
          </table:table-cell>
          <table:table-cell office:value-type="float" office:value="125689308.75" calcext:value-type="float">
            <text:p>125689308,75</text:p>
          </table:table-cell>
          <table:table-cell office:value-type="float" office:value="151503027.75" calcext:value-type="float">
            <text:p>15150302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0270" calcext:value-type="float">
            <text:p>24300270</text:p>
          </table:table-cell>
          <table:table-cell office:value-type="float" office:value="31089399.75" calcext:value-type="float">
            <text:p>31089399,75</text:p>
          </table:table-cell>
          <table:table-cell office:value-type="float" office:value="125608128.75" calcext:value-type="float">
            <text:p>125608128,75</text:p>
          </table:table-cell>
          <table:table-cell office:value-type="float" office:value="151424640" calcext:value-type="float">
            <text:p>151424640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6077.25" calcext:value-type="float">
            <text:p>24306077,25</text:p>
          </table:table-cell>
          <table:table-cell office:value-type="float" office:value="30510128.25" calcext:value-type="float">
            <text:p>30510128,25</text:p>
          </table:table-cell>
          <table:table-cell office:value-type="float" office:value="125701472.25" calcext:value-type="float">
            <text:p>125701472,25</text:p>
          </table:table-cell>
          <table:table-cell office:value-type="float" office:value="151398996.75" calcext:value-type="float">
            <text:p>15139899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8648.75" calcext:value-type="float">
            <text:p>24288648,75</text:p>
          </table:table-cell>
          <table:table-cell office:value-type="float" office:value="31059904.5" calcext:value-type="float">
            <text:p>31059904,5</text:p>
          </table:table-cell>
          <table:table-cell office:value-type="float" office:value="125458782.75" calcext:value-type="float">
            <text:p>125458782,75</text:p>
          </table:table-cell>
          <table:table-cell office:value-type="float" office:value="150904712.25" calcext:value-type="float">
            <text:p>150904712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9668" calcext:value-type="float">
            <text:p>24289668</text:p>
          </table:table-cell>
          <table:table-cell office:value-type="float" office:value="30986595" calcext:value-type="float">
            <text:p>30986595</text:p>
          </table:table-cell>
          <table:table-cell office:value-type="float" office:value="125575191" calcext:value-type="float">
            <text:p>125575191</text:p>
          </table:table-cell>
          <table:table-cell office:value-type="float" office:value="151340170.5" calcext:value-type="float">
            <text:p>151340170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245.25" calcext:value-type="float">
            <text:p>24291245,25</text:p>
          </table:table-cell>
          <table:table-cell office:value-type="float" office:value="30991844.25" calcext:value-type="float">
            <text:p>30991844,25</text:p>
          </table:table-cell>
          <table:table-cell office:value-type="float" office:value="125941945.5" calcext:value-type="float">
            <text:p>125941945,5</text:p>
          </table:table-cell>
          <table:table-cell office:value-type="float" office:value="151514772.75" calcext:value-type="float">
            <text:p>15151477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6926.5" calcext:value-type="float">
            <text:p>24296926,5</text:p>
          </table:table-cell>
          <table:table-cell office:value-type="float" office:value="30527255.25" calcext:value-type="float">
            <text:p>30527255,25</text:p>
          </table:table-cell>
          <table:table-cell office:value-type="float" office:value="125663559.75" calcext:value-type="float">
            <text:p>125663559,75</text:p>
          </table:table-cell>
          <table:table-cell office:value-type="float" office:value="151527258" calcext:value-type="float">
            <text:p>151527258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1545.25" calcext:value-type="float">
            <text:p>24261545,25</text:p>
          </table:table-cell>
          <table:table-cell office:value-type="float" office:value="31109422.5" calcext:value-type="float">
            <text:p>31109422,5</text:p>
          </table:table-cell>
          <table:table-cell office:value-type="float" office:value="125719067.25" calcext:value-type="float">
            <text:p>125719067,25</text:p>
          </table:table-cell>
          <table:table-cell office:value-type="float" office:value="151389270" calcext:value-type="float">
            <text:p>151389270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8803.75" calcext:value-type="float">
            <text:p>24268803,75</text:p>
          </table:table-cell>
          <table:table-cell office:value-type="float" office:value="31047774.75" calcext:value-type="float">
            <text:p>31047774,75</text:p>
          </table:table-cell>
          <table:table-cell office:value-type="float" office:value="125684916.75" calcext:value-type="float">
            <text:p>125684916,75</text:p>
          </table:table-cell>
          <table:table-cell office:value-type="float" office:value="151017507" calcext:value-type="float">
            <text:p>151017507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79401.25" calcext:value-type="float">
            <text:p>24279401,25</text:p>
          </table:table-cell>
          <table:table-cell office:value-type="float" office:value="31041254.25" calcext:value-type="float">
            <text:p>31041254,25</text:p>
          </table:table-cell>
          <table:table-cell office:value-type="float" office:value="125757256.5" calcext:value-type="float">
            <text:p>125757256,5</text:p>
          </table:table-cell>
          <table:table-cell office:value-type="float" office:value="151628359.5" calcext:value-type="float">
            <text:p>151628359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511.75" calcext:value-type="float">
            <text:p>24290511,75</text:p>
          </table:table-cell>
          <table:table-cell office:value-type="float" office:value="30831160.5" calcext:value-type="float">
            <text:p>30831160,5</text:p>
          </table:table-cell>
          <table:table-cell office:value-type="float" office:value="125716830.75" calcext:value-type="float">
            <text:p>125716830,75</text:p>
          </table:table-cell>
          <table:table-cell office:value-type="float" office:value="151454652.75" calcext:value-type="float">
            <text:p>15145465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2457" calcext:value-type="float">
            <text:p>24302457</text:p>
          </table:table-cell>
          <table:table-cell office:value-type="float" office:value="30972152.25" calcext:value-type="float">
            <text:p>30972152,25</text:p>
          </table:table-cell>
          <table:table-cell office:value-type="float" office:value="125723351.25" calcext:value-type="float">
            <text:p>125723351,25</text:p>
          </table:table-cell>
          <table:table-cell office:value-type="float" office:value="151488245.25" calcext:value-type="float">
            <text:p>15148824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6730.75" calcext:value-type="float">
            <text:p>24296730,75</text:p>
          </table:table-cell>
          <table:table-cell office:value-type="float" office:value="31043706.75" calcext:value-type="float">
            <text:p>31043706,75</text:p>
          </table:table-cell>
          <table:table-cell office:value-type="float" office:value="125710596" calcext:value-type="float">
            <text:p>125710596</text:p>
          </table:table-cell>
          <table:table-cell office:value-type="float" office:value="151092306" calcext:value-type="float">
            <text:p>15109230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79948" calcext:value-type="float">
            <text:p>24279948</text:p>
          </table:table-cell>
          <table:table-cell office:value-type="float" office:value="30982279.5" calcext:value-type="float">
            <text:p>30982279,5</text:p>
          </table:table-cell>
          <table:table-cell office:value-type="float" office:value="125778379.5" calcext:value-type="float">
            <text:p>125778379,5</text:p>
          </table:table-cell>
          <table:table-cell office:value-type="float" office:value="151580486.25" calcext:value-type="float">
            <text:p>151580486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1056.25" calcext:value-type="float">
            <text:p>24291056,25</text:p>
          </table:table-cell>
          <table:table-cell office:value-type="float" office:value="31000203" calcext:value-type="float">
            <text:p>31000203</text:p>
          </table:table-cell>
          <table:table-cell office:value-type="float" office:value="125854409.25" calcext:value-type="float">
            <text:p>125854409,25</text:p>
          </table:table-cell>
          <table:table-cell office:value-type="float" office:value="151379174.25" calcext:value-type="float">
            <text:p>15137917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017" calcext:value-type="float">
            <text:p>24292017</text:p>
          </table:table-cell>
          <table:table-cell office:value-type="float" office:value="30486557.25" calcext:value-type="float">
            <text:p>30486557,25</text:p>
          </table:table-cell>
          <table:table-cell office:value-type="float" office:value="125448061.5" calcext:value-type="float">
            <text:p>125448061,5</text:p>
          </table:table-cell>
          <table:table-cell office:value-type="float" office:value="151454754" calcext:value-type="float">
            <text:p>151454754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7255" calcext:value-type="float">
            <text:p>24297255</text:p>
          </table:table-cell>
          <table:table-cell office:value-type="float" office:value="30967494.75" calcext:value-type="float">
            <text:p>30967494,75</text:p>
          </table:table-cell>
          <table:table-cell office:value-type="float" office:value="125519888.25" calcext:value-type="float">
            <text:p>125519888,25</text:p>
          </table:table-cell>
          <table:table-cell office:value-type="float" office:value="151410071.25" calcext:value-type="float">
            <text:p>151410071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763.75" calcext:value-type="float">
            <text:p>24290763,75</text:p>
          </table:table-cell>
          <table:table-cell office:value-type="float" office:value="31027632.75" calcext:value-type="float">
            <text:p>31027632,75</text:p>
          </table:table-cell>
          <table:table-cell office:value-type="float" office:value="125834163.75" calcext:value-type="float">
            <text:p>125834163,75</text:p>
          </table:table-cell>
          <table:table-cell office:value-type="float" office:value="150946197.75" calcext:value-type="float">
            <text:p>150946197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3439" calcext:value-type="float">
            <text:p>24293439</text:p>
          </table:table-cell>
          <table:table-cell office:value-type="float" office:value="30978155.25" calcext:value-type="float">
            <text:p>30978155,25</text:p>
          </table:table-cell>
          <table:table-cell office:value-type="float" office:value="125888391" calcext:value-type="float">
            <text:p>125888391</text:p>
          </table:table-cell>
          <table:table-cell office:value-type="float" office:value="151705782" calcext:value-type="float">
            <text:p>151705782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177.5" calcext:value-type="float">
            <text:p>24298177,5</text:p>
          </table:table-cell>
          <table:table-cell office:value-type="float" office:value="30480689.25" calcext:value-type="float">
            <text:p>30480689,25</text:p>
          </table:table-cell>
          <table:table-cell office:value-type="float" office:value="125778780" calcext:value-type="float">
            <text:p>125778780</text:p>
          </table:table-cell>
          <table:table-cell office:value-type="float" office:value="151619467.5" calcext:value-type="float">
            <text:p>15161946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6140" calcext:value-type="float">
            <text:p>24286140</text:p>
          </table:table-cell>
          <table:table-cell office:value-type="float" office:value="31031858.25" calcext:value-type="float">
            <text:p>31031858,25</text:p>
          </table:table-cell>
          <table:table-cell office:value-type="float" office:value="125628869.25" calcext:value-type="float">
            <text:p>125628869,25</text:p>
          </table:table-cell>
          <table:table-cell office:value-type="float" office:value="151418022.75" calcext:value-type="float">
            <text:p>15141802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7429" calcext:value-type="float">
            <text:p>24267429</text:p>
          </table:table-cell>
          <table:table-cell office:value-type="float" office:value="30991164.75" calcext:value-type="float">
            <text:p>30991164,75</text:p>
          </table:table-cell>
          <table:table-cell office:value-type="float" office:value="125692623" calcext:value-type="float">
            <text:p>125692623</text:p>
          </table:table-cell>
          <table:table-cell office:value-type="float" office:value="151021485" calcext:value-type="float">
            <text:p>15102148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68209.75" calcext:value-type="float">
            <text:p>24268209,75</text:p>
          </table:table-cell>
          <table:table-cell office:value-type="float" office:value="30993979.5" calcext:value-type="float">
            <text:p>30993979,5</text:p>
          </table:table-cell>
          <table:table-cell office:value-type="float" office:value="125800263" calcext:value-type="float">
            <text:p>125800263</text:p>
          </table:table-cell>
          <table:table-cell office:value-type="float" office:value="151467336" calcext:value-type="float">
            <text:p>151467336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13785.75" calcext:value-type="float">
            <text:p>24313785,75</text:p>
          </table:table-cell>
          <table:table-cell office:value-type="float" office:value="30497510.25" calcext:value-type="float">
            <text:p>30497510,25</text:p>
          </table:table-cell>
          <table:table-cell office:value-type="float" office:value="125845501.5" calcext:value-type="float">
            <text:p>125845501,5</text:p>
          </table:table-cell>
          <table:table-cell office:value-type="float" office:value="151431545.25" calcext:value-type="float">
            <text:p>15143154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9250.75" calcext:value-type="float">
            <text:p>24299250,75</text:p>
          </table:table-cell>
          <table:table-cell office:value-type="float" office:value="30977822.25" calcext:value-type="float">
            <text:p>30977822,25</text:p>
          </table:table-cell>
          <table:table-cell office:value-type="float" office:value="125775585" calcext:value-type="float">
            <text:p>125775585</text:p>
          </table:table-cell>
          <table:table-cell office:value-type="float" office:value="151488137.25" calcext:value-type="float">
            <text:p>15148813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0958.5" calcext:value-type="float">
            <text:p>24300958,5</text:p>
          </table:table-cell>
          <table:table-cell office:value-type="float" office:value="30941831.25" calcext:value-type="float">
            <text:p>30941831,25</text:p>
          </table:table-cell>
          <table:table-cell office:value-type="float" office:value="125666201.25" calcext:value-type="float">
            <text:p>125666201,25</text:p>
          </table:table-cell>
          <table:table-cell office:value-type="float" office:value="151483666.5" calcext:value-type="float">
            <text:p>151483666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90348.75" calcext:value-type="float">
            <text:p>24390348,75</text:p>
          </table:table-cell>
          <table:table-cell office:value-type="float" office:value="30967906.5" calcext:value-type="float">
            <text:p>30967906,5</text:p>
          </table:table-cell>
          <table:table-cell office:value-type="float" office:value="125890047" calcext:value-type="float">
            <text:p>125890047</text:p>
          </table:table-cell>
          <table:table-cell office:value-type="float" office:value="151005557.25" calcext:value-type="float">
            <text:p>15100555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8044.75" calcext:value-type="float">
            <text:p>24298044,75</text:p>
          </table:table-cell>
          <table:table-cell office:value-type="float" office:value="30471367.5" calcext:value-type="float">
            <text:p>30471367,5</text:p>
          </table:table-cell>
          <table:table-cell office:value-type="float" office:value="125817392.25" calcext:value-type="float">
            <text:p>125817392,25</text:p>
          </table:table-cell>
          <table:table-cell office:value-type="float" office:value="151427349" calcext:value-type="float">
            <text:p>151427349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4475" calcext:value-type="float">
            <text:p>24284475</text:p>
          </table:table-cell>
          <table:table-cell office:value-type="float" office:value="30961845" calcext:value-type="float">
            <text:p>30961845</text:p>
          </table:table-cell>
          <table:table-cell office:value-type="float" office:value="125563644" calcext:value-type="float">
            <text:p>125563644</text:p>
          </table:table-cell>
          <table:table-cell office:value-type="float" office:value="151595527.5" calcext:value-type="float">
            <text:p>151595527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6378.5" calcext:value-type="float">
            <text:p>24286378,5</text:p>
          </table:table-cell>
          <table:table-cell office:value-type="float" office:value="30988408.5" calcext:value-type="float">
            <text:p>30988408,5</text:p>
          </table:table-cell>
          <table:table-cell office:value-type="float" office:value="125843692.5" calcext:value-type="float">
            <text:p>125843692,5</text:p>
          </table:table-cell>
          <table:table-cell office:value-type="float" office:value="151533841.5" calcext:value-type="float">
            <text:p>151533841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6481" calcext:value-type="float">
            <text:p>24296481</text:p>
          </table:table-cell>
          <table:table-cell office:value-type="float" office:value="30966849" calcext:value-type="float">
            <text:p>30966849</text:p>
          </table:table-cell>
          <table:table-cell office:value-type="float" office:value="125929896.75" calcext:value-type="float">
            <text:p>125929896,75</text:p>
          </table:table-cell>
          <table:table-cell office:value-type="float" office:value="150961335.75" calcext:value-type="float">
            <text:p>15096133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3948.5" calcext:value-type="float">
            <text:p>24283948,5</text:p>
          </table:table-cell>
          <table:table-cell office:value-type="float" office:value="30978407.25" calcext:value-type="float">
            <text:p>30978407,25</text:p>
          </table:table-cell>
          <table:table-cell office:value-type="float" office:value="125773132.5" calcext:value-type="float">
            <text:p>125773132,5</text:p>
          </table:table-cell>
          <table:table-cell office:value-type="float" office:value="151329100.5" calcext:value-type="float">
            <text:p>151329100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3551.5" calcext:value-type="float">
            <text:p>24293551,5</text:p>
          </table:table-cell>
          <table:table-cell office:value-type="float" office:value="30481017.75" calcext:value-type="float">
            <text:p>30481017,75</text:p>
          </table:table-cell>
          <table:table-cell office:value-type="float" office:value="125633558.25" calcext:value-type="float">
            <text:p>125633558,25</text:p>
          </table:table-cell>
          <table:table-cell office:value-type="float" office:value="151339050" calcext:value-type="float">
            <text:p>151339050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79824.25" calcext:value-type="float">
            <text:p>24279824,25</text:p>
          </table:table-cell>
          <table:table-cell office:value-type="float" office:value="30954006" calcext:value-type="float">
            <text:p>30954006</text:p>
          </table:table-cell>
          <table:table-cell office:value-type="float" office:value="125717564.25" calcext:value-type="float">
            <text:p>125717564,25</text:p>
          </table:table-cell>
          <table:table-cell office:value-type="float" office:value="151279125.75" calcext:value-type="float">
            <text:p>15127912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460.25" calcext:value-type="float">
            <text:p>24292460,25</text:p>
          </table:table-cell>
          <table:table-cell office:value-type="float" office:value="30965211" calcext:value-type="float">
            <text:p>30965211</text:p>
          </table:table-cell>
          <table:table-cell office:value-type="float" office:value="125681413.5" calcext:value-type="float">
            <text:p>125681413,5</text:p>
          </table:table-cell>
          <table:table-cell office:value-type="float" office:value="150969764.25" calcext:value-type="float">
            <text:p>150969764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0318.25" calcext:value-type="float">
            <text:p>24290318,25</text:p>
          </table:table-cell>
          <table:table-cell office:value-type="float" office:value="30998214" calcext:value-type="float">
            <text:p>30998214</text:p>
          </table:table-cell>
          <table:table-cell office:value-type="float" office:value="125764173" calcext:value-type="float">
            <text:p>125764173</text:p>
          </table:table-cell>
          <table:table-cell office:value-type="float" office:value="151533123.75" calcext:value-type="float">
            <text:p>151533123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8077.25" calcext:value-type="float">
            <text:p>24288077,25</text:p>
          </table:table-cell>
          <table:table-cell office:value-type="float" office:value="30502203.75" calcext:value-type="float">
            <text:p>30502203,75</text:p>
          </table:table-cell>
          <table:table-cell office:value-type="float" office:value="125633083.5" calcext:value-type="float">
            <text:p>125633083,5</text:p>
          </table:table-cell>
          <table:table-cell office:value-type="float" office:value="151401845.25" calcext:value-type="float">
            <text:p>15140184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85201.75" calcext:value-type="float">
            <text:p>24285201,75</text:p>
          </table:table-cell>
          <table:table-cell office:value-type="float" office:value="31062051" calcext:value-type="float">
            <text:p>31062051</text:p>
          </table:table-cell>
          <table:table-cell office:value-type="float" office:value="125637691.5" calcext:value-type="float">
            <text:p>125637691,5</text:p>
          </table:table-cell>
          <table:table-cell office:value-type="float" office:value="151496975.25" calcext:value-type="float">
            <text:p>151496975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2671.75" calcext:value-type="float">
            <text:p>24292671,75</text:p>
          </table:table-cell>
          <table:table-cell office:value-type="float" office:value="31023416.25" calcext:value-type="float">
            <text:p>31023416,25</text:p>
          </table:table-cell>
          <table:table-cell office:value-type="float" office:value="125407419.75" calcext:value-type="float">
            <text:p>125407419,75</text:p>
          </table:table-cell>
          <table:table-cell office:value-type="float" office:value="151420648.5" calcext:value-type="float">
            <text:p>15142064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870" calcext:value-type="float">
            <text:p>24294870</text:p>
          </table:table-cell>
          <table:table-cell office:value-type="float" office:value="30900336.75" calcext:value-type="float">
            <text:p>30900336,75</text:p>
          </table:table-cell>
          <table:table-cell office:value-type="float" office:value="125784598.5" calcext:value-type="float">
            <text:p>125784598,5</text:p>
          </table:table-cell>
          <table:table-cell office:value-type="float" office:value="150991213.5" calcext:value-type="float">
            <text:p>150991213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4487.5" calcext:value-type="float">
            <text:p>24294487,5</text:p>
          </table:table-cell>
          <table:table-cell office:value-type="float" office:value="30416170.5" calcext:value-type="float">
            <text:p>30416170,5</text:p>
          </table:table-cell>
          <table:table-cell office:value-type="float" office:value="125604510.75" calcext:value-type="float">
            <text:p>125604510,75</text:p>
          </table:table-cell>
          <table:table-cell office:value-type="float" office:value="151734118.5" calcext:value-type="float">
            <text:p>151734118,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6441.75" calcext:value-type="float">
            <text:p>24306441,75</text:p>
          </table:table-cell>
          <table:table-cell office:value-type="float" office:value="30999341.25" calcext:value-type="float">
            <text:p>30999341,25</text:p>
          </table:table-cell>
          <table:table-cell office:value-type="float" office:value="125645539.5" calcext:value-type="float">
            <text:p>125645539,5</text:p>
          </table:table-cell>
          <table:table-cell office:value-type="float" office:value="152030355.75" calcext:value-type="float">
            <text:p>152030355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4601.25" calcext:value-type="float">
            <text:p>24304601,25</text:p>
          </table:table-cell>
          <table:table-cell office:value-type="float" office:value="31025524.5" calcext:value-type="float">
            <text:p>31025524,5</text:p>
          </table:table-cell>
          <table:table-cell office:value-type="float" office:value="125623496.25" calcext:value-type="float">
            <text:p>125623496,25</text:p>
          </table:table-cell>
          <table:table-cell office:value-type="float" office:value="151494216.75" calcext:value-type="float">
            <text:p>151494216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295662" calcext:value-type="float">
            <text:p>24295662</text:p>
          </table:table-cell>
          <table:table-cell office:value-type="float" office:value="30954719.25" calcext:value-type="float">
            <text:p>30954719,25</text:p>
          </table:table-cell>
          <table:table-cell office:value-type="float" office:value="125662812.75" calcext:value-type="float">
            <text:p>125662812,75</text:p>
          </table:table-cell>
          <table:table-cell office:value-type="float" office:value="151104987" calcext:value-type="float">
            <text:p>151104987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08898.75" calcext:value-type="float">
            <text:p>24308898,75</text:p>
          </table:table-cell>
          <table:table-cell office:value-type="float" office:value="30990811.5" calcext:value-type="float">
            <text:p>30990811,5</text:p>
          </table:table-cell>
          <table:table-cell office:value-type="float" office:value="125979205.5" calcext:value-type="float">
            <text:p>125979205,5</text:p>
          </table:table-cell>
          <table:table-cell office:value-type="float" office:value="151515317.25" calcext:value-type="float">
            <text:p>15151531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28725.75" calcext:value-type="float">
            <text:p>24328725,75</text:p>
          </table:table-cell>
          <table:table-cell office:value-type="float" office:value="30566067.75" calcext:value-type="float">
            <text:p>30566067,75</text:p>
          </table:table-cell>
          <table:table-cell office:value-type="float" office:value="125591798.25" calcext:value-type="float">
            <text:p>125591798,25</text:p>
          </table:table-cell>
          <table:table-cell office:value-type="float" office:value="151511262.75" calcext:value-type="float">
            <text:p>151511262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8612.25" calcext:value-type="float">
            <text:p>24338612,25</text:p>
          </table:table-cell>
          <table:table-cell office:value-type="float" office:value="31095751.5" calcext:value-type="float">
            <text:p>31095751,5</text:p>
          </table:table-cell>
          <table:table-cell office:value-type="float" office:value="125562503.25" calcext:value-type="float">
            <text:p>125562503,25</text:p>
          </table:table-cell>
          <table:table-cell office:value-type="float" office:value="151418477.25" calcext:value-type="float">
            <text:p>151418477,2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  <table:table-row table:style-name="ro1">
          <table:table-cell office:value-type="float" office:value="24334213.5" calcext:value-type="float">
            <text:p>24334213,5</text:p>
          </table:table-cell>
          <table:table-cell office:value-type="float" office:value="31088650.5" calcext:value-type="float">
            <text:p>31088650,5</text:p>
          </table:table-cell>
          <table:table-cell office:value-type="float" office:value="125643487.5" calcext:value-type="float">
            <text:p>125643487,5</text:p>
          </table:table-cell>
          <table:table-cell office:value-type="float" office:value="151615401.75" calcext:value-type="float">
            <text:p>151615401,75</text:p>
          </table:table-cell>
          <table:table-cell/>
          <table:table-cell table:formula="of:=[.L$5]" office:value-type="float" office:value="14347.9512802636" calcext:value-type="float">
            <text:p>14347,9512802636</text:p>
          </table:table-cell>
          <table:table-cell table:formula="of:=[.M$5]" office:value-type="float" office:value="39724.8791968339" calcext:value-type="float">
            <text:p>39724,8791968339</text:p>
          </table:table-cell>
          <table:table-cell table:formula="of:=[.N$5]" office:value-type="float" office:value="19435.2073037079" calcext:value-type="float">
            <text:p>19435,2073037079</text:p>
          </table:table-cell>
          <table:table-cell table:formula="of:=[.O$5]" office:value-type="float" office:value="42663.2044741827" calcext:value-type="float">
            <text:p>42663,20447418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6:27:24.900125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07:10:43.634348401</dc:date>
    <meta:editing-duration>PT1H16M44S</meta:editing-duration>
    <meta:editing-cycles>10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2.946cm" svg:y="0.71cm" svg:width="36.99cm" svg:height="23.3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432160.5">
                <text:p>24432160.5</text:p>
                <draw:g>
                  <svg:desc>Sheet1.A2:Sheet1.A257</svg:desc>
                </draw:g>
              </table:table-cell>
              <table:table-cell office:value-type="float" office:value="14347.9512802636">
                <text:p>14347.9512802636</text:p>
                <draw:g>
                  <svg:desc>Sheet1.F2:Sheet1.F257</svg:desc>
                </draw:g>
              </table:table-cell>
              <table:table-cell office:value-type="float" office:value="14347.9512802636">
                <text:p>14347.9512802636</text:p>
                <draw:g>
                  <svg:desc>Sheet1.F2:Sheet1.F257</svg:desc>
                </draw:g>
              </table:table-cell>
              <table:table-cell office:value-type="float" office:value="32786826.75">
                <text:p>32786826.75</text:p>
                <draw:g>
                  <svg:desc>Sheet1.B2:Sheet1.B257</svg:desc>
                </draw:g>
              </table:table-cell>
              <table:table-cell office:value-type="float" office:value="39724.8791968339">
                <text:p>39724.8791968339</text:p>
                <draw:g>
                  <svg:desc>Sheet1.G2:Sheet1.G257</svg:desc>
                </draw:g>
              </table:table-cell>
              <table:table-cell office:value-type="float" office:value="39724.8791968339">
                <text:p>39724.8791968339</text:p>
                <draw:g>
                  <svg:desc>Sheet1.G2:Sheet1.G257</svg:desc>
                </draw:g>
              </table:table-cell>
              <table:table-cell office:value-type="float" office:value="126305448.75">
                <text:p>126305448.75</text:p>
                <draw:g>
                  <svg:desc>Sheet1.C2:Sheet1.C257</svg:desc>
                </draw:g>
              </table:table-cell>
              <table:table-cell office:value-type="float" office:value="19435.2073037079">
                <text:p>19435.2073037079</text:p>
                <draw:g>
                  <svg:desc>Sheet1.H2:Sheet1.H257</svg:desc>
                </draw:g>
              </table:table-cell>
              <table:table-cell office:value-type="float" office:value="19435.2073037079">
                <text:p>19435.2073037079</text:p>
                <draw:g>
                  <svg:desc>Sheet1.H2:Sheet1.H257</svg:desc>
                </draw:g>
              </table:table-cell>
              <table:table-cell office:value-type="float" office:value="152915865.75">
                <text:p>152915865.75</text:p>
                <draw:g>
                  <svg:desc>Sheet1.D2:Sheet1.D257</svg:desc>
                </draw:g>
              </table:table-cell>
              <table:table-cell office:value-type="float" office:value="42663.2044741827">
                <text:p>42663.2044741827</text:p>
                <draw:g>
                  <svg:desc>Sheet1.I2:Sheet1.I257</svg:desc>
                </draw:g>
              </table:table-cell>
              <table:table-cell office:value-type="float" office:value="42663.2044741827">
                <text:p>42663.2044741827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40508">
                <text:p>24440508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48649.75">
                <text:p>30848649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6666">
                <text:p>12567666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74300">
                <text:p>150774300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36248.75">
                <text:p>2443624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22331.5">
                <text:p>3082233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6041204.25">
                <text:p>126041204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33775.5">
                <text:p>150933775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66126.5">
                <text:p>24466126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6247.5">
                <text:p>3090624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68892.5">
                <text:p>12586889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70994">
                <text:p>15107099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94061.5">
                <text:p>24594061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56083.25">
                <text:p>30456083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6104591.25">
                <text:p>12610459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657827.75">
                <text:p>15165782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27871">
                <text:p>2452787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0644">
                <text:p>3091064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7868.75">
                <text:p>12577786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51411.75">
                <text:p>15155141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30710.5">
                <text:p>24530710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34976.5">
                <text:p>3083497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34581.25">
                <text:p>12593458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66321.75">
                <text:p>15096632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05929">
                <text:p>24505929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0703.25">
                <text:p>30880703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6026754.75">
                <text:p>12602675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08202.25">
                <text:p>15110820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75825.25">
                <text:p>2457582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19622">
                <text:p>30419622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1026.5">
                <text:p>125591026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88917">
                <text:p>150688917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85716.25">
                <text:p>2458571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43864">
                <text:p>3084386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02121.5">
                <text:p>12580212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13046.25">
                <text:p>150913046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83538.25">
                <text:p>2458353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34015.75">
                <text:p>30834015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18921.25">
                <text:p>12591892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53367.25">
                <text:p>15085336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7044.25">
                <text:p>2453704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53856.25">
                <text:p>30853856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7234.75">
                <text:p>12563723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1866.5">
                <text:p>15121186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510856.5">
                <text:p>24510856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19943.75">
                <text:p>3041994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98251.5">
                <text:p>12579825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41445.5">
                <text:p>150741445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17359">
                <text:p>24517359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0361.25">
                <text:p>30970361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4608.75">
                <text:p>12570460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48927.25">
                <text:p>15114892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488514">
                <text:p>2448851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7311.5">
                <text:p>3097731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1077.25">
                <text:p>125781077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65110.25">
                <text:p>151065110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85319">
                <text:p>24485319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4374.75">
                <text:p>3102437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63452">
                <text:p>125863452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83735.75">
                <text:p>15108373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15427.25">
                <text:p>2441542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7167.5">
                <text:p>3097716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6072.5">
                <text:p>12571607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73463.5">
                <text:p>151173463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88039.25">
                <text:p>24488039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27554.5">
                <text:p>3052755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55260.75">
                <text:p>12575526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77254.5">
                <text:p>150977254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06057.25">
                <text:p>2450605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0699.75">
                <text:p>30960699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0232.5">
                <text:p>12570023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46967.5">
                <text:p>15114696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495081.75">
                <text:p>2449508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10876.75">
                <text:p>30810876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2682.5">
                <text:p>12577268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40462.75">
                <text:p>15114046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03667.75">
                <text:p>24503667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68128">
                <text:p>3086812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40357">
                <text:p>125940357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6251.25">
                <text:p>151266251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92399.75">
                <text:p>24492399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92436.5">
                <text:p>3049243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1429.25">
                <text:p>12577142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57881.75">
                <text:p>15075788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07884.25">
                <text:p>2450788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51612">
                <text:p>30951612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38105.75">
                <text:p>12583810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82424">
                <text:p>15108242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04363">
                <text:p>2450436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1095.75">
                <text:p>30961095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40334">
                <text:p>12554033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16925.5">
                <text:p>151116925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02479.75">
                <text:p>24502479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55225.5">
                <text:p>3095522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8144">
                <text:p>12574814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10306">
                <text:p>15111030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499858.5">
                <text:p>2449985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36230.5">
                <text:p>3053623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5248.25">
                <text:p>12574524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554034">
                <text:p>15055403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20217.5">
                <text:p>2442021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9138.5">
                <text:p>30889138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28087.75">
                <text:p>12592808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12943">
                <text:p>151112943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361490.25">
                <text:p>2436149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96723.25">
                <text:p>30896723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02336">
                <text:p>12550233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84128.5">
                <text:p>15118412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257160">
                <text:p>2425716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0325.5">
                <text:p>3090032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4090.75">
                <text:p>12566409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53548.75">
                <text:p>15115354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09015.75">
                <text:p>2430901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67079">
                <text:p>3046707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7376.75">
                <text:p>125657376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29675.25">
                <text:p>15122967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49832">
                <text:p>24449832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6765">
                <text:p>3090676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0377.25">
                <text:p>125670377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71448">
                <text:p>150671448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523368.75">
                <text:p>2452336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21597">
                <text:p>30921597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5959">
                <text:p>12572595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38046.25">
                <text:p>151138046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46745">
                <text:p>2444674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1434.75">
                <text:p>3090143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71775.5">
                <text:p>125571775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09988.75">
                <text:p>15110998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10104.25">
                <text:p>2481010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7449">
                <text:p>3090744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1338.25">
                <text:p>12569133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81545.5">
                <text:p>151181545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83549.75">
                <text:p>24783549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63517.25">
                <text:p>30463517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1592.25">
                <text:p>125761592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93708.5">
                <text:p>15079370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41632.25">
                <text:p>24741632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0795.75">
                <text:p>30900795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94311.75">
                <text:p>12579431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64362.25">
                <text:p>15116436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55277.25">
                <text:p>2465527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3715.25">
                <text:p>30913715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0635.75">
                <text:p>12574063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95188.25">
                <text:p>151095188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20100.75">
                <text:p>2462010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68749">
                <text:p>3086874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3515.75">
                <text:p>12574351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07215.75">
                <text:p>15120721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13643">
                <text:p>2441364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0822.75">
                <text:p>3054082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52983.75">
                <text:p>125752983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76352.5">
                <text:p>151176352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03648.5">
                <text:p>2440364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72823.75">
                <text:p>3087282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55057.25">
                <text:p>125855057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89164.75">
                <text:p>150889164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373500.75">
                <text:p>2437350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9334.5">
                <text:p>3090933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5035.5">
                <text:p>125645035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84835">
                <text:p>15118483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56976.75">
                <text:p>24356976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9110.75">
                <text:p>30919110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5194.75">
                <text:p>12578519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5191.25">
                <text:p>151245191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360617.25">
                <text:p>2436061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15602.5">
                <text:p>30515602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57384.75">
                <text:p>12575738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48265.75">
                <text:p>15114826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03546">
                <text:p>2430354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7725.5">
                <text:p>3088772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6459.25">
                <text:p>12560645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20576.75">
                <text:p>15072057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334744.5">
                <text:p>24334744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72875.5">
                <text:p>3087287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8234.75">
                <text:p>12571823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59569">
                <text:p>151459569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338479.5">
                <text:p>24338479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95481.25">
                <text:p>30895481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5246.5">
                <text:p>125695246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5736.5">
                <text:p>15121573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40082.75">
                <text:p>24440082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65202.5">
                <text:p>30465202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7130.75">
                <text:p>12559713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5800.25">
                <text:p>151275800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42121.25">
                <text:p>2444212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68987.5">
                <text:p>3086898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9308">
                <text:p>125629308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2879.75">
                <text:p>15127287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332071.5">
                <text:p>24332071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5867">
                <text:p>30885867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9071">
                <text:p>12574907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29151.5">
                <text:p>15072915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338783.25">
                <text:p>24338783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9467">
                <text:p>30979467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2423.75">
                <text:p>125772423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1163.75">
                <text:p>15124116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47198.25">
                <text:p>2434719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5819">
                <text:p>3091581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8402.75">
                <text:p>12565840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0322.25">
                <text:p>15124032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345330.75">
                <text:p>2434533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63004.25">
                <text:p>3046300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8997.25">
                <text:p>125608997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95905">
                <text:p>15119590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333682.5">
                <text:p>24333682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99216.5">
                <text:p>3109921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5791.25">
                <text:p>12562579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77871.75">
                <text:p>15067787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338378.25">
                <text:p>2433837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76291">
                <text:p>3087629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4370.5">
                <text:p>125634370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53354">
                <text:p>15105335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322403.25">
                <text:p>24322403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8127.5">
                <text:p>3091812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6380.25">
                <text:p>125766380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24554.25">
                <text:p>15122455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349405.5">
                <text:p>24349405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74740.25">
                <text:p>3047474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9201">
                <text:p>12570920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10400.5">
                <text:p>151110400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427260">
                <text:p>2442726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41824.5">
                <text:p>3094182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4114">
                <text:p>12572411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17993.75">
                <text:p>15071799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351052.5">
                <text:p>24351052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48577.75">
                <text:p>30848577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32799">
                <text:p>12573279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90483.5">
                <text:p>151090483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335761.5">
                <text:p>24335761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3957">
                <text:p>30903957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1828.75">
                <text:p>12569182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59581">
                <text:p>15115958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13502.25">
                <text:p>24313502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99535.25">
                <text:p>30499535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9276">
                <text:p>12567927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89318">
                <text:p>151089318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19244.25">
                <text:p>2431924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0886.5">
                <text:p>3096088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4205">
                <text:p>12562420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47980">
                <text:p>151147980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33822">
                <text:p>24333822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8733.5">
                <text:p>30888733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6410.25">
                <text:p>125646410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17165.75">
                <text:p>15071716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31790.25">
                <text:p>2433179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22807.5">
                <text:p>3092280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9632.75">
                <text:p>12568963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36391.5">
                <text:p>15123639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34530.75">
                <text:p>2433453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52080">
                <text:p>3095208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1720.25">
                <text:p>125651720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00356.5">
                <text:p>15110035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45681.75">
                <text:p>2434568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46412.75">
                <text:p>3044641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7831.25">
                <text:p>12565783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91673.75">
                <text:p>15109167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17574.75">
                <text:p>24317574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97348.75">
                <text:p>30897348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5452.75">
                <text:p>12572545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29886">
                <text:p>15062988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11844">
                <text:p>2431184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9518.75">
                <text:p>30889518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7456">
                <text:p>12560745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69287.5">
                <text:p>15116928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312116.25">
                <text:p>2431211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8094.5">
                <text:p>3088809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79232">
                <text:p>125579232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89638.75">
                <text:p>15118963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03397.5">
                <text:p>2430339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67767.5">
                <text:p>3046776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0981.5">
                <text:p>12568098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5678">
                <text:p>151215678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302180.25">
                <text:p>2430218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76961.5">
                <text:p>3087696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61301.75">
                <text:p>12556130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64216">
                <text:p>15116421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11243.25">
                <text:p>24311243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5137.25">
                <text:p>30915137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48994.25">
                <text:p>125548994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48140.25">
                <text:p>150648140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02317.5">
                <text:p>2430231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87451">
                <text:p>3088745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9510.25">
                <text:p>125699510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52545.25">
                <text:p>15115254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07249.5">
                <text:p>24307249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84392.75">
                <text:p>3048439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8425.25">
                <text:p>125658425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55657">
                <text:p>151155657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65410.75">
                <text:p>2426541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93969.25">
                <text:p>3089396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6405.75">
                <text:p>12564640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2192.75">
                <text:p>15121219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64461.25">
                <text:p>2426446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17085.75">
                <text:p>30917085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8836.25">
                <text:p>125778836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31655.75">
                <text:p>15073165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282663.75">
                <text:p>24282663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1466.25">
                <text:p>30901466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39283.25">
                <text:p>125539283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78701.5">
                <text:p>15117870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08946">
                <text:p>2430894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91959.5">
                <text:p>30491959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51923.75">
                <text:p>125551923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1672.25">
                <text:p>15124167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06747.75">
                <text:p>24306747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36699">
                <text:p>3093669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14036">
                <text:p>12551403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1878.5">
                <text:p>15127187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321651.75">
                <text:p>2432165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44013.75">
                <text:p>3094401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6039">
                <text:p>12564603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0231">
                <text:p>15132023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302484">
                <text:p>2430248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71764">
                <text:p>3087176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6858.75">
                <text:p>12570685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17515.75">
                <text:p>15081751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18063">
                <text:p>2431806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79013.5">
                <text:p>30879013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6963">
                <text:p>12576696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0111">
                <text:p>15126011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09047.25">
                <text:p>2430904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51761">
                <text:p>3045176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9213.25">
                <text:p>125789213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23422.5">
                <text:p>151223422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07557.75">
                <text:p>24307557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41910">
                <text:p>3094191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6076.5">
                <text:p>125766076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52467.75">
                <text:p>15125246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302207.25">
                <text:p>2430220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0940">
                <text:p>3101094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3792.5">
                <text:p>12574379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39231.5">
                <text:p>15073923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295061.25">
                <text:p>2429506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1780.75">
                <text:p>31041780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18918.5">
                <text:p>125518918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36040.5">
                <text:p>151236040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291441">
                <text:p>2429144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76227.5">
                <text:p>3047622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0294.75">
                <text:p>12564029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51875">
                <text:p>1513518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290390.25">
                <text:p>2429039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2928">
                <text:p>3102292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3624.25">
                <text:p>125783624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95657.5">
                <text:p>15119565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287726.25">
                <text:p>2428772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8884">
                <text:p>3104888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3263.5">
                <text:p>12572326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05816.75">
                <text:p>15070581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300490.5">
                <text:p>24300490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9789.25">
                <text:p>3101978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6377.5">
                <text:p>125726377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69226.75">
                <text:p>15116922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289803">
                <text:p>2428980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1122">
                <text:p>30541122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4187.75">
                <text:p>12577418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6487.25">
                <text:p>15124648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79945.75">
                <text:p>2427994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1180.25">
                <text:p>3106118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49752.5">
                <text:p>12554975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91812.5">
                <text:p>151391812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06079.5">
                <text:p>24306079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5434.5">
                <text:p>3102543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7179.5">
                <text:p>12562717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7166">
                <text:p>15127716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287010.75">
                <text:p>2428701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267802.25">
                <text:p>31267802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15653.75">
                <text:p>125515653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76542.25">
                <text:p>15087654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32728.5">
                <text:p>2433272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754181.25">
                <text:p>30754181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36079.5">
                <text:p>12573607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62733.5">
                <text:p>151362733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338943">
                <text:p>2433894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45651.75">
                <text:p>30945651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9615.75">
                <text:p>12576961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05931">
                <text:p>15120593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20713.5">
                <text:p>2432071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6650">
                <text:p>3097665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6505.75">
                <text:p>12563650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9479">
                <text:p>151279479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393919.5">
                <text:p>24393919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00216.5">
                <text:p>3100021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9635.25">
                <text:p>125709635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83006.5">
                <text:p>15088300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339078">
                <text:p>24339078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8255">
                <text:p>3103825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41693.5">
                <text:p>12594169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82266.75">
                <text:p>15128226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283248.75">
                <text:p>2428324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30229.75">
                <text:p>30530229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8911.75">
                <text:p>12569891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1405.75">
                <text:p>15134140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319615.5">
                <text:p>24319615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3544.5">
                <text:p>3102354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0502.5">
                <text:p>12570050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07799.75">
                <text:p>15130779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317111.25">
                <text:p>2431711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2418.25">
                <text:p>31012418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0774">
                <text:p>12564077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55008.25">
                <text:p>151455008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85600">
                <text:p>2428560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4974.5">
                <text:p>3103497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6751">
                <text:p>12572675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39372.25">
                <text:p>15083937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65107">
                <text:p>24265107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3309">
                <text:p>3054330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0127.75">
                <text:p>12569012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0815.75">
                <text:p>15121081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288239.25">
                <text:p>24288239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7510.5">
                <text:p>3105751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75887.75">
                <text:p>12587588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31367.25">
                <text:p>15123136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01836">
                <text:p>243018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82823">
                <text:p>31082823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6679.75">
                <text:p>12560667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6507.75">
                <text:p>15126650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303352.5">
                <text:p>24303352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2518">
                <text:p>3107251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5651.5">
                <text:p>12578565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51324">
                <text:p>15065132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292912.5">
                <text:p>24292912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1114.25">
                <text:p>3055111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36354">
                <text:p>12573635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04914">
                <text:p>15120491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96710.5">
                <text:p>24296710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6869">
                <text:p>3103686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62288.25">
                <text:p>12546228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98618.5">
                <text:p>15119861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98598.25">
                <text:p>2429859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9624.25">
                <text:p>3104962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1416.5">
                <text:p>125651416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8801">
                <text:p>15121880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294777.75">
                <text:p>24294777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2243.25">
                <text:p>31052243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5891.75">
                <text:p>12565589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9857.75">
                <text:p>15124985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295812.75">
                <text:p>24295812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7549">
                <text:p>3107754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6738.75">
                <text:p>12564673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686804.25">
                <text:p>15068680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284151">
                <text:p>2428415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14470.75">
                <text:p>30514470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2327.75">
                <text:p>12574232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9671">
                <text:p>15124967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295848.75">
                <text:p>2429584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3291.5">
                <text:p>3103329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7120.5">
                <text:p>125767120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36028.25">
                <text:p>151336028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294584.25">
                <text:p>2429458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9010.25">
                <text:p>3106901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9138.25">
                <text:p>12572913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0333">
                <text:p>151290333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292388.25">
                <text:p>2429238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41716.75">
                <text:p>31141716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84719.75">
                <text:p>12558471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33374.75">
                <text:p>150733374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295785.75">
                <text:p>2429578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4654.5">
                <text:p>3054465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8707">
                <text:p>125698707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98078.5">
                <text:p>15119807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284630.25">
                <text:p>2428463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2016.25">
                <text:p>31072016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1680.25">
                <text:p>125781680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32544">
                <text:p>15123254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290169.75">
                <text:p>24290169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8578">
                <text:p>3104857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8945.25">
                <text:p>125768945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14982.75">
                <text:p>15121498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92203.75">
                <text:p>24292203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5901.5">
                <text:p>3103590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9525.75">
                <text:p>12567952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29065">
                <text:p>15082906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292314">
                <text:p>2429231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3444">
                <text:p>3054344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39404.75">
                <text:p>12553940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3375.5">
                <text:p>151243375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78775.75">
                <text:p>2427877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5456">
                <text:p>31035456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1103">
                <text:p>12577110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5524.5">
                <text:p>151265524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62704">
                <text:p>2426270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0485.5">
                <text:p>3101048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67418.75">
                <text:p>12586741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9969.75">
                <text:p>15129996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281700.75">
                <text:p>2428170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2616.5">
                <text:p>3103261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49304.75">
                <text:p>12554930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90309.25">
                <text:p>151190309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289042.5">
                <text:p>24289042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8053.75">
                <text:p>3104805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5050.75">
                <text:p>12560505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77192.5">
                <text:p>150877192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285188.25">
                <text:p>2428518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32808.25">
                <text:p>30532808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3780">
                <text:p>125643780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13465.25">
                <text:p>15131346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290865">
                <text:p>2429086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5880">
                <text:p>3102588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65043.5">
                <text:p>12556504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76919.75">
                <text:p>15137691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06522.75">
                <text:p>24306522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8605.5">
                <text:p>3099860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4677.5">
                <text:p>125714677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9097.5">
                <text:p>15126909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311432.25">
                <text:p>24311432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3128.5">
                <text:p>31043128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69946.25">
                <text:p>125569946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13219.5">
                <text:p>150913219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294854.25">
                <text:p>2429485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4281">
                <text:p>3054428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70961">
                <text:p>12557096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8446.5">
                <text:p>15129844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303575.25">
                <text:p>2430357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7594.5">
                <text:p>3102759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5773.25">
                <text:p>125625773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97149.5">
                <text:p>151397149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295331.25">
                <text:p>2429533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6533">
                <text:p>31066533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7069.5">
                <text:p>12564706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83553.75">
                <text:p>15128355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14834.25">
                <text:p>2431483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9252.75">
                <text:p>3102925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0177.25">
                <text:p>125690177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30401">
                <text:p>15133040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310849.5">
                <text:p>24310849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0388.5">
                <text:p>30540388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5543.25">
                <text:p>125765543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751851.75">
                <text:p>15075185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02128.5">
                <text:p>2430212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8300.25">
                <text:p>3105830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8804.5">
                <text:p>125668804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55947.5">
                <text:p>15135594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92287">
                <text:p>24292287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1329.5">
                <text:p>31031329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9078.5">
                <text:p>125629078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5808.75">
                <text:p>15132580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300814.5">
                <text:p>24300814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2034.25">
                <text:p>3107203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8955">
                <text:p>12564895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5779.5">
                <text:p>151325779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93396.25">
                <text:p>2429339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3854.75">
                <text:p>3055385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11087.5">
                <text:p>125611087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79948.75">
                <text:p>15087994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342988.5">
                <text:p>2434298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0163.75">
                <text:p>3101016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7100.75">
                <text:p>12562710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00029.5">
                <text:p>151400029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297995.25">
                <text:p>2429799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5228.75">
                <text:p>31035228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9534">
                <text:p>12570953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3224.25">
                <text:p>15129322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296634">
                <text:p>2429663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7549">
                <text:p>3107754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2954.75">
                <text:p>125682954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1469.25">
                <text:p>151291469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305987.25">
                <text:p>2430598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2124">
                <text:p>3105212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7260.75">
                <text:p>12564726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1549.75">
                <text:p>15134154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295488.75">
                <text:p>2429548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38075.5">
                <text:p>3053807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3617.5">
                <text:p>125783617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14352.25">
                <text:p>15081435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285753">
                <text:p>2428575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1024.5">
                <text:p>3102102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1867">
                <text:p>125781867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9468.5">
                <text:p>15124946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309573.75">
                <text:p>24309573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8891.75">
                <text:p>31038891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8835.5">
                <text:p>125628835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9443.75">
                <text:p>15124944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293826">
                <text:p>2429382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0456.75">
                <text:p>31050456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01428.5">
                <text:p>125801428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65501">
                <text:p>15136550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302475">
                <text:p>243024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7544.75">
                <text:p>3055754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7199.25">
                <text:p>12567719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51976.75">
                <text:p>15085197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04761">
                <text:p>2430476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89690">
                <text:p>3108969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05101.75">
                <text:p>12590510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0735.75">
                <text:p>15129073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302029.5">
                <text:p>24302029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39185.5">
                <text:p>3113918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2279">
                <text:p>1256222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17392.75">
                <text:p>15141739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298215.75">
                <text:p>2429821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88278.25">
                <text:p>31188278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0427.75">
                <text:p>12566042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69985.25">
                <text:p>15136998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294820.5">
                <text:p>24294820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631578.75">
                <text:p>30631578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5950.75">
                <text:p>12578595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32731.5">
                <text:p>15093273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294123">
                <text:p>24294123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34685.5">
                <text:p>3113468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8359.75">
                <text:p>12572835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30087">
                <text:p>151230087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297381">
                <text:p>2429738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37437.25">
                <text:p>31137437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6941.75">
                <text:p>12568694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7107.25">
                <text:p>15134710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382525.5">
                <text:p>24382525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97119.5">
                <text:p>31097119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3519.25">
                <text:p>12566351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2429.25">
                <text:p>151322429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300888.75">
                <text:p>2430088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8464.5">
                <text:p>3105846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0334.5">
                <text:p>125760334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7914">
                <text:p>15126791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308617.5">
                <text:p>2430861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97494.5">
                <text:p>3049749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12779.75">
                <text:p>12581277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87024">
                <text:p>15098702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313423.5">
                <text:p>2431342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2666.25">
                <text:p>30962666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16237">
                <text:p>125916237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72923.75">
                <text:p>15137292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317417.25">
                <text:p>2431741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9222.5">
                <text:p>31039222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3176.75">
                <text:p>125713176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04093">
                <text:p>151404093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307107.75">
                <text:p>24307107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1912.75">
                <text:p>3107191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37859">
                <text:p>12553785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7138.5">
                <text:p>15132713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303280.5">
                <text:p>24303280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81604">
                <text:p>3058160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5614">
                <text:p>12566561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1999.75">
                <text:p>15134199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302994.75">
                <text:p>24302994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26423.5">
                <text:p>31126423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36619.5">
                <text:p>12573661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10646">
                <text:p>15131064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287109.75">
                <text:p>24287109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5360.25">
                <text:p>3102536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35622.5">
                <text:p>12553562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33169.75">
                <text:p>15143316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292354.5">
                <text:p>24292354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2439.75">
                <text:p>31022439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69567.5">
                <text:p>125869567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70075.25">
                <text:p>15137007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0126">
                <text:p>2430012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4284.5">
                <text:p>3055428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90687.75">
                <text:p>12549068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59404.75">
                <text:p>151459404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295545">
                <text:p>2429554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0233.75">
                <text:p>3103023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60711.5">
                <text:p>12586071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57826.75">
                <text:p>15085782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291850.5">
                <text:p>24291850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5837.5">
                <text:p>3104583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6695.25">
                <text:p>125676695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32225.75">
                <text:p>15133222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288286.5">
                <text:p>24288286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4909.25">
                <text:p>3103490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48633.5">
                <text:p>12584863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18761.75">
                <text:p>15131876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302263.5">
                <text:p>2430226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6946">
                <text:p>31076946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7002.5">
                <text:p>12559700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8124">
                <text:p>15132812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292955.25">
                <text:p>2429295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20012.5">
                <text:p>30520012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0254">
                <text:p>12571025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95242">
                <text:p>150895242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307033.5">
                <text:p>2430703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3720.25">
                <text:p>3104372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2953.25">
                <text:p>125742953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60002">
                <text:p>151360002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308435.25">
                <text:p>2430843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8362.75">
                <text:p>3101836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0241.5">
                <text:p>12570024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27546.75">
                <text:p>15122754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02974.5">
                <text:p>24302974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5818">
                <text:p>3101581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4455.75">
                <text:p>12570445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87620.75">
                <text:p>151387620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299946">
                <text:p>2429994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5312.75">
                <text:p>3055531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8931.75">
                <text:p>12567893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69386.75">
                <text:p>15136938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290743.5">
                <text:p>2429074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6256.25">
                <text:p>31066256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2257.75">
                <text:p>12563225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72161.5">
                <text:p>15087216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09744.75">
                <text:p>24309744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2248.5">
                <text:p>31022248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3057">
                <text:p>125763057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97791.75">
                <text:p>15129779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308597.25">
                <text:p>2430859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2304.75">
                <text:p>3102230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7505.75">
                <text:p>12562750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07532">
                <text:p>151307532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298436.25">
                <text:p>2429843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65858.5">
                <text:p>30565858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11049.5">
                <text:p>12581104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87158.25">
                <text:p>151287158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285690">
                <text:p>2428569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3311.75">
                <text:p>31033311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82649.75">
                <text:p>12558264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49780.75">
                <text:p>150849780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298042.5">
                <text:p>24298042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7482">
                <text:p>31027482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58572.5">
                <text:p>12555857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81965.25">
                <text:p>15128196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283867.5">
                <text:p>2428386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57801.75">
                <text:p>30957801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25220">
                <text:p>125825220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9776">
                <text:p>15127977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292341">
                <text:p>2429234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91598">
                <text:p>3109159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4283.5">
                <text:p>12569428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52091">
                <text:p>151352091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316346.25">
                <text:p>2431634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39965.5">
                <text:p>3053996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9028.75">
                <text:p>12560902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54046.75">
                <text:p>15085404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343906.5">
                <text:p>24343906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0904.75">
                <text:p>3107090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3142.75">
                <text:p>12578314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4652.25">
                <text:p>15132465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291092.25">
                <text:p>24291092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80100.5">
                <text:p>3108010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87809">
                <text:p>12558780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80737">
                <text:p>151480737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310901.25">
                <text:p>2431090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3608">
                <text:p>3106360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0249.25">
                <text:p>12560024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88595">
                <text:p>15138859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312035.25">
                <text:p>2431203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1109.75">
                <text:p>30551109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57831.25">
                <text:p>12565783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03968">
                <text:p>151303968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286185">
                <text:p>2428618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5785.5">
                <text:p>31025785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38610.75">
                <text:p>12573861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84132.75">
                <text:p>15098413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296928.75">
                <text:p>2429692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0509.5">
                <text:p>31040509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59423">
                <text:p>12555942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57034.25">
                <text:p>15135703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308118">
                <text:p>24308118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2440">
                <text:p>3104244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77570.5">
                <text:p>125677570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2114.25">
                <text:p>15132211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295560.75">
                <text:p>2429556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1680">
                <text:p>3054168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4832.75">
                <text:p>12562483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02390.75">
                <text:p>151302390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292307.25">
                <text:p>2429230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2102.5">
                <text:p>31042102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43199.25">
                <text:p>12544319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50518.75">
                <text:p>15085051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293171.25">
                <text:p>2429317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408647.75">
                <text:p>31408647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5850.5">
                <text:p>125595850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76937.75">
                <text:p>15137693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314600.25">
                <text:p>2431460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1034">
                <text:p>3106103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7157.75">
                <text:p>125777157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9028.75">
                <text:p>151349028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311268">
                <text:p>24311268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54361">
                <text:p>3055436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23860">
                <text:p>125923860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60315.75">
                <text:p>15126031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274989">
                <text:p>24274989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0300">
                <text:p>31020300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6605.75">
                <text:p>125716605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91290.5">
                <text:p>151391290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291735.75">
                <text:p>2429173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3728">
                <text:p>31033728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1361.75">
                <text:p>125681361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817666.5">
                <text:p>15081766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298688.25">
                <text:p>2429868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78266.75">
                <text:p>31078266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3769.25">
                <text:p>12559376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40092.75">
                <text:p>15124009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281203.5">
                <text:p>2428120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3684.25">
                <text:p>3104368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8638.25">
                <text:p>12559863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84954.5">
                <text:p>151384954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290178.75">
                <text:p>2429017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43900.75">
                <text:p>30543900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05371.25">
                <text:p>12550537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8261.5">
                <text:p>15134826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295347">
                <text:p>24295347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07641.5">
                <text:p>3100764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3073">
                <text:p>12569307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15785.75">
                <text:p>15101578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294183.75">
                <text:p>24294183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1289.25">
                <text:p>3105128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40741.25">
                <text:p>12554074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30500">
                <text:p>151330500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339147.75">
                <text:p>24339147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04230.5">
                <text:p>3100423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9398.75">
                <text:p>12568939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37299.5">
                <text:p>151337299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330703.5">
                <text:p>2433070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78789.25">
                <text:p>3057878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50455.5">
                <text:p>125450455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26449">
                <text:p>151426449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340065.75">
                <text:p>2434006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20577.75">
                <text:p>30920577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2173.75">
                <text:p>125662173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93043.25">
                <text:p>151393043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12834">
                <text:p>24312834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18365">
                <text:p>3101836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399328.75">
                <text:p>12539932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19809.75">
                <text:p>150919809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92185.75">
                <text:p>2429218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4262.25">
                <text:p>31024262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51856.5">
                <text:p>125751856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52156.25">
                <text:p>151352156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297570">
                <text:p>2429757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91514">
                <text:p>3049151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1351">
                <text:p>12572135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86824.25">
                <text:p>15138682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289116.75">
                <text:p>24289116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9591.5">
                <text:p>3103959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81416">
                <text:p>12588141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34402.75">
                <text:p>15143440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06738.75">
                <text:p>2430673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5933.25">
                <text:p>31055933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49680.75">
                <text:p>12574968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65028">
                <text:p>150965028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291960.75">
                <text:p>2429196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06363.5">
                <text:p>31006363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9308.75">
                <text:p>12568930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03027.75">
                <text:p>15150302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300270">
                <text:p>2430027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89399.75">
                <text:p>31089399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8128.75">
                <text:p>125608128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24640">
                <text:p>151424640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306077.25">
                <text:p>2430607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10128.25">
                <text:p>30510128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01472.25">
                <text:p>125701472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98996.75">
                <text:p>15139899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288648.75">
                <text:p>2428864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59904.5">
                <text:p>3105990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58782.75">
                <text:p>12545878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04712.25">
                <text:p>150904712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289668">
                <text:p>24289668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86595">
                <text:p>3098659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75191">
                <text:p>12557519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40170.5">
                <text:p>151340170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91245.25">
                <text:p>2429124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1844.25">
                <text:p>3099184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41945.5">
                <text:p>125941945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14772.75">
                <text:p>15151477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296926.5">
                <text:p>24296926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27255.25">
                <text:p>30527255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3559.75">
                <text:p>12566355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27258">
                <text:p>151527258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261545.25">
                <text:p>24261545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109422.5">
                <text:p>31109422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9067.25">
                <text:p>125719067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89270">
                <text:p>151389270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268803.75">
                <text:p>24268803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7774.75">
                <text:p>3104777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4916.75">
                <text:p>125684916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17507">
                <text:p>151017507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279401.25">
                <text:p>2427940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1254.25">
                <text:p>31041254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57256.5">
                <text:p>125757256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628359.5">
                <text:p>151628359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290511.75">
                <text:p>2429051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831160.5">
                <text:p>3083116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6830.75">
                <text:p>12571683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54652.75">
                <text:p>15145465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302457">
                <text:p>24302457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2152.25">
                <text:p>30972152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23351.25">
                <text:p>12572335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88245.25">
                <text:p>15148824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96730.75">
                <text:p>2429673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43706.75">
                <text:p>31043706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0596">
                <text:p>125710596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92306">
                <text:p>15109230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279948">
                <text:p>24279948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82279.5">
                <text:p>30982279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8379.5">
                <text:p>12577837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80486.25">
                <text:p>151580486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291056.25">
                <text:p>24291056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00203">
                <text:p>31000203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54409.25">
                <text:p>12585440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79174.25">
                <text:p>15137917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92017">
                <text:p>24292017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86557.25">
                <text:p>30486557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48061.5">
                <text:p>12544806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54754">
                <text:p>151454754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297255">
                <text:p>2429725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7494.75">
                <text:p>3096749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19888.25">
                <text:p>12551988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10071.25">
                <text:p>151410071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290763.75">
                <text:p>24290763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7632.75">
                <text:p>31027632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34163.75">
                <text:p>125834163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46197.75">
                <text:p>150946197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293439">
                <text:p>24293439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8155.25">
                <text:p>30978155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88391">
                <text:p>125888391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705782">
                <text:p>151705782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98177.5">
                <text:p>2429817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80689.25">
                <text:p>3048068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8780">
                <text:p>125778780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619467.5">
                <text:p>15161946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86140">
                <text:p>2428614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31858.25">
                <text:p>31031858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8869.25">
                <text:p>125628869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18022.75">
                <text:p>15141802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267429">
                <text:p>24267429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1164.75">
                <text:p>30991164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92623">
                <text:p>12569262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21485">
                <text:p>15102148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268209.75">
                <text:p>24268209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3979.5">
                <text:p>30993979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00263">
                <text:p>12580026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67336">
                <text:p>151467336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313785.75">
                <text:p>2431378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97510.25">
                <text:p>30497510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45501.5">
                <text:p>12584550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31545.25">
                <text:p>15143154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99250.75">
                <text:p>24299250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7822.25">
                <text:p>30977822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5585">
                <text:p>12577558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88137.25">
                <text:p>15148813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00958.5">
                <text:p>2430095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41831.25">
                <text:p>30941831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6201.25">
                <text:p>125666201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83666.5">
                <text:p>151483666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90348.75">
                <text:p>2439034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7906.5">
                <text:p>30967906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90047">
                <text:p>125890047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005557.25">
                <text:p>15100555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298044.75">
                <text:p>24298044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71367.5">
                <text:p>30471367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17392.25">
                <text:p>125817392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27349">
                <text:p>151427349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284475">
                <text:p>242844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1845">
                <text:p>3096184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63644">
                <text:p>125563644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95527.5">
                <text:p>151595527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286378.5">
                <text:p>2428637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88408.5">
                <text:p>30988408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843692.5">
                <text:p>12584369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33841.5">
                <text:p>151533841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96481">
                <text:p>24296481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6849">
                <text:p>3096684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29896.75">
                <text:p>125929896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61335.75">
                <text:p>15096133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83948.5">
                <text:p>24283948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78407.25">
                <text:p>30978407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73132.5">
                <text:p>125773132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29100.5">
                <text:p>151329100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93551.5">
                <text:p>24293551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81017.75">
                <text:p>30481017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3558.25">
                <text:p>12563355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339050">
                <text:p>151339050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79824.25">
                <text:p>24279824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54006">
                <text:p>30954006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17564.25">
                <text:p>125717564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279125.75">
                <text:p>15127912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92460.25">
                <text:p>24292460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65211">
                <text:p>3096521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81413.5">
                <text:p>12568141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69764.25">
                <text:p>150969764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90318.25">
                <text:p>24290318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8214">
                <text:p>30998214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64173">
                <text:p>125764173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33123.75">
                <text:p>151533123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288077.25">
                <text:p>24288077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02203.75">
                <text:p>30502203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3083.5">
                <text:p>125633083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01845.25">
                <text:p>15140184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285201.75">
                <text:p>2428520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62051">
                <text:p>31062051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37691.5">
                <text:p>125637691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96975.25">
                <text:p>151496975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292671.75">
                <text:p>2429267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3416.25">
                <text:p>31023416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407419.75">
                <text:p>125407419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20648.5">
                <text:p>15142064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94870">
                <text:p>24294870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00336.75">
                <text:p>30900336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784598.5">
                <text:p>125784598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0991213.5">
                <text:p>150991213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94487.5">
                <text:p>24294487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416170.5">
                <text:p>3041617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04510.75">
                <text:p>125604510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734118.5">
                <text:p>151734118.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306441.75">
                <text:p>24306441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9341.25">
                <text:p>30999341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5539.5">
                <text:p>125645539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2030355.75">
                <text:p>152030355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304601.25">
                <text:p>24304601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25524.5">
                <text:p>31025524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23496.25">
                <text:p>125623496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94216.75">
                <text:p>151494216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295662">
                <text:p>24295662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54719.25">
                <text:p>30954719.2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62812.75">
                <text:p>125662812.7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104987">
                <text:p>151104987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308898.75">
                <text:p>24308898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990811.5">
                <text:p>3099081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979205.5">
                <text:p>125979205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15317.25">
                <text:p>15151531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28725.75">
                <text:p>24328725.7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0566067.75">
                <text:p>30566067.7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91798.25">
                <text:p>125591798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511262.75">
                <text:p>151511262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338612.25">
                <text:p>24338612.2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95751.5">
                <text:p>31095751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562503.25">
                <text:p>125562503.2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418477.25">
                <text:p>151418477.2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334213.5">
                <text:p>24334213.5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14347.9512802636">
                <text:p>14347.9512802636</text:p>
              </table:table-cell>
              <table:table-cell office:value-type="float" office:value="31088650.5">
                <text:p>31088650.5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39724.8791968339">
                <text:p>39724.8791968339</text:p>
              </table:table-cell>
              <table:table-cell office:value-type="float" office:value="125643487.5">
                <text:p>125643487.5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9435.2073037079">
                <text:p>19435.2073037079</text:p>
              </table:table-cell>
              <table:table-cell office:value-type="float" office:value="151615401.75">
                <text:p>151615401.75</text:p>
              </table:table-cell>
              <table:table-cell office:value-type="float" office:value="42663.2044741827">
                <text:p>42663.2044741827</text:p>
              </table:table-cell>
              <table:table-cell office:value-type="float" office:value="42663.2044741827">
                <text:p>42663.2044741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2.945cm" svg:y="0.71cm" svg:width="39.069cm" svg:height="23.637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24337427.0449219">
                <text:p>24337427.0449219</text:p>
                <draw:g>
                  <svg:desc>Sheet1.L2:Sheet1.O2</svg:desc>
                </draw:g>
              </table:table-cell>
              <table:table-cell office:value-type="float" office:value="30893644.0283203">
                <text:p>30893644.0283203</text:p>
              </table:table-cell>
              <table:table-cell office:value-type="float" office:value="125701033.825195">
                <text:p>125701033.825195</text:p>
              </table:table-cell>
              <table:table-cell office:value-type="float" office:value="151208950.262695">
                <text:p>151208950.262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